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ourier New1" svg:font-family="'Courier New'"/>
    <style:font-face style:name="OpenSymbol" svg:font-family="OpenSymbol"/>
    <style:font-face style:name="georgia" svg:font-family="georgia"/>
    <style:font-face style:name="monospace" svg:font-family="monospace"/>
    <style:font-face style:name="Courier New" svg:font-family="'Courier New'" style:font-family-generic="modern"/>
    <style:font-face style:name="Andale Mono" svg:font-family="'Andale Mono'" style:font-family-generic="modern" style:font-pitch="fixed"/>
    <style:font-face style:name="Arial2" svg:font-family="Arial" style:font-family-generic="modern"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style:font-name="Arial"/>
    </style:style>
    <style:style style:name="P3" style:family="paragraph" style:parent-style-name="Preformatted_20_Text">
      <style:paragraph-properties fo:margin-top="0cm" fo:margin-bottom="0.499cm" loext:contextual-spacing="false"/>
      <style:text-properties style:font-name="Arial" fo:font-size="9pt" style:font-size-asian="9pt" style:font-size-complex="9pt"/>
    </style:style>
    <style:style style:name="P4" style:family="paragraph" style:parent-style-name="Preformatted_20_Text">
      <style:paragraph-properties fo:margin-top="0cm" fo:margin-bottom="0.499cm" loext:contextual-spacing="false" fo:line-height="100%"/>
      <style:text-properties style:font-name="Arial" fo:font-size="9pt" style:font-size-asian="9pt" style:font-size-complex="9pt"/>
    </style:style>
    <style:style style:name="P5" style:family="paragraph" style:parent-style-name="Preformatted_20_Text">
      <style:paragraph-properties fo:margin-top="0cm" fo:margin-bottom="0.499cm" loext:contextual-spacing="false"/>
      <style:text-properties fo:font-size="10pt" style:font-size-asian="10pt" style:font-size-complex="10pt"/>
    </style:style>
    <style:style style:name="P6" style:family="paragraph" style:parent-style-name="Preformatted_20_Text">
      <style:paragraph-properties fo:margin-top="0cm" fo:margin-bottom="0.499cm" loext:contextual-spacing="false"/>
      <style:text-properties officeooo:paragraph-rsid="000dedd5"/>
    </style:style>
    <style:style style:name="P7" style:family="paragraph" style:parent-style-name="Text_20_body">
      <style:paragraph-properties fo:margin-top="0cm" fo:margin-bottom="0.499cm" loext:contextual-spacing="false"/>
      <style:text-properties style:font-name="Arial" fo:font-size="10pt" fo:font-weight="bold"/>
    </style:style>
    <style:style style:name="P8" style:family="paragraph" style:parent-style-name="Heading_20_4">
      <style:paragraph-properties fo:margin-top="0cm" fo:margin-bottom="0.499cm" loext:contextual-spacing="false"/>
    </style:style>
    <style:style style:name="P9" style:family="paragraph" style:parent-style-name="Heading_20_4">
      <style:paragraph-properties fo:margin-top="0cm" fo:margin-bottom="0.499cm" loext:contextual-spacing="false"/>
      <style:text-properties style:font-name="Arial"/>
    </style:style>
    <style:style style:name="P10" style:family="paragraph" style:parent-style-name="Heading_20_4">
      <style:paragraph-properties fo:margin-top="0cm" fo:margin-bottom="0.499cm" loext:contextual-spacing="false"/>
      <style:text-properties fo:color="#000000" style:font-name="Arial"/>
    </style:style>
    <style:style style:name="P11" style:family="paragraph" style:parent-style-name="Standard">
      <style:paragraph-properties fo:margin-top="0cm" fo:margin-bottom="0.499cm" loext:contextual-spacing="false"/>
      <style:text-properties style:font-name="Arial"/>
    </style:style>
    <style:style style:name="P12" style:family="paragraph" style:parent-style-name="Standard">
      <style:paragraph-properties fo:margin-top="0cm" fo:margin-bottom="0.499cm" loext:contextual-spacing="false" fo:line-height="100%"/>
      <style:text-properties style:font-name="Arial" fo:font-size="9pt" style:font-size-asian="9pt" style:font-size-complex="9pt"/>
    </style:style>
    <style:style style:name="P13" style:family="paragraph" style:parent-style-name="Standard">
      <style:paragraph-properties fo:margin-top="0cm" fo:margin-bottom="0.499cm" loext:contextual-spacing="false"/>
      <style:text-properties style:font-name="Arial" fo:font-size="10pt" style:font-size-asian="10pt" style:font-size-complex="10pt"/>
    </style:style>
    <style:style style:name="P14" style:family="paragraph" style:parent-style-name="HTML_20_con_20_formato_20_previo">
      <style:text-properties style:font-name="Arial"/>
    </style:style>
    <style:style style:name="P15" style:family="paragraph" style:parent-style-name="HTML_20_con_20_formato_20_previo">
      <style:text-properties style:font-name="Arial" fo:font-size="8pt" style:font-size-asian="8pt" style:font-size-complex="8pt"/>
    </style:style>
    <style:style style:name="P16" style:family="paragraph" style:parent-style-name="HTML_20_con_20_formato_20_previo">
      <style:text-properties style:font-name="Arial" fo:language="en" fo:country="GB"/>
    </style:style>
    <style:style style:name="P17" style:family="paragraph" style:parent-style-name="Text_20_body">
      <style:text-properties style:font-name="Ari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0dedd5"/>
    </style:style>
    <style:style style:name="P20" style:family="paragraph" style:parent-style-name="Text_20_body">
      <style:paragraph-properties fo:text-align="justify" style:justify-single-word="false"/>
      <style:text-properties officeooo:rsid="001b4de5" officeooo:paragraph-rsid="000dedd5"/>
    </style:style>
    <style:style style:name="P21" style:family="paragraph" style:parent-style-name="Text_20_body">
      <style:text-properties officeooo:paragraph-rsid="000dedd5"/>
    </style:style>
    <style:style style:name="P22" style:family="paragraph" style:parent-style-name="Text_20_body">
      <style:text-properties officeooo:paragraph-rsid="0010899f"/>
    </style:style>
    <style:style style:name="P23" style:family="paragraph" style:parent-style-name="Text_20_body">
      <style:text-properties officeooo:paragraph-rsid="00122d73"/>
    </style:style>
    <style:style style:name="P24" style:family="paragraph" style:parent-style-name="Text_20_body">
      <style:text-properties officeooo:paragraph-rsid="00131696"/>
    </style:style>
    <style:style style:name="P25" style:family="paragraph" style:parent-style-name="Text_20_body">
      <style:text-properties officeooo:paragraph-rsid="001a22e0"/>
    </style:style>
    <style:style style:name="P26" style:family="paragraph" style:parent-style-name="Text_20_body">
      <style:paragraph-properties fo:margin-top="0cm" fo:margin-bottom="0cm" loext:contextual-spacing="false"/>
    </style:style>
    <style:style style:name="P27" style:family="paragraph" style:parent-style-name="Text_20_body">
      <style:paragraph-properties fo:margin-top="0cm" fo:margin-bottom="0cm" loext:contextual-spacing="false"/>
      <style:text-properties style:font-name="Arial"/>
    </style:style>
    <style:style style:name="P28" style:family="paragraph" style:parent-style-name="Text_20_body">
      <style:paragraph-properties fo:margin-top="0cm" fo:margin-bottom="0cm" loext:contextual-spacing="false"/>
      <style:text-properties style:font-name="Arial" fo:font-size="9pt" style:font-size-asian="9pt" style:font-size-complex="9pt"/>
    </style:style>
    <style:style style:name="P29" style:family="paragraph" style:parent-style-name="Text_20_body">
      <style:paragraph-properties fo:margin-top="0cm" fo:margin-bottom="0cm" loext:contextual-spacing="false"/>
      <style:text-properties style:font-name="Arial" fo:font-weight="bold" officeooo:paragraph-rsid="0014909a" style:font-weight-asian="bold" style:font-weight-complex="bold"/>
    </style:style>
    <style:style style:name="P30" style:family="paragraph" style:parent-style-name="Text_20_body">
      <style:paragraph-properties fo:margin-top="0cm" fo:margin-bottom="0cm" loext:contextual-spacing="false"/>
      <style:text-properties style:font-name="Arial" fo:font-weight="normal" officeooo:rsid="0014909a" officeooo:paragraph-rsid="0014909a" style:font-weight-asian="normal" style:font-weight-complex="normal"/>
    </style:style>
    <style:style style:name="P31" style:family="paragraph" style:parent-style-name="Standard">
      <style:paragraph-properties fo:margin-top="0cm" fo:margin-bottom="0cm" loext:contextual-spacing="false"/>
      <style:text-properties style:font-name="Arial" fo:font-weight="bold" style:font-weight-asian="bold"/>
    </style:style>
    <style:style style:name="P32" style:family="paragraph" style:parent-style-name="Preformatted_20_Text">
      <style:text-properties style:font-name="Arial"/>
    </style:style>
    <style:style style:name="P33" style:family="paragraph" style:parent-style-name="Preformatted_20_Text">
      <style:paragraph-properties fo:text-align="justify" style:justify-single-word="false"/>
      <style:text-properties officeooo:paragraph-rsid="000dedd5"/>
    </style:style>
    <style:style style:name="P34" style:family="paragraph" style:parent-style-name="Preformatted_20_Text">
      <style:text-properties officeooo:paragraph-rsid="000dedd5"/>
    </style:style>
    <style:style style:name="P35" style:family="paragraph" style:parent-style-name="Preformatted_20_Text">
      <style:paragraph-properties fo:padding="0.074cm" fo:border-left="none" fo:border-right="none" fo:border-top="none" fo:border-bottom="0.06pt solid #000000" style:join-border="false"/>
      <style:text-properties style:font-name="Arial"/>
    </style:style>
    <style:style style:name="P36" style:family="paragraph" style:parent-style-name="Heading_20_3">
      <style:text-properties style:font-name="Arial"/>
    </style:style>
    <style:style style:name="P37" style:family="paragraph" style:parent-style-name="Heading_20_3">
      <style:text-properties officeooo:paragraph-rsid="000dedd5"/>
    </style:style>
    <style:style style:name="P38" style:family="paragraph" style:parent-style-name="Standard">
      <style:text-properties style:font-name="Arial"/>
    </style:style>
    <style:style style:name="P39" style:family="paragraph" style:parent-style-name="Standard">
      <style:text-properties style:font-name="Arial" fo:font-weight="bold" style:font-weight-asian="bold"/>
    </style:style>
    <style:style style:name="P40" style:family="paragraph" style:parent-style-name="Standard">
      <style:text-properties style:font-name="Arial" fo:font-weight="bold" style:font-weight-asian="bold" style:font-weight-complex="bold"/>
    </style:style>
    <style:style style:name="P41" style:family="paragraph" style:parent-style-name="Standard">
      <style:text-properties style:font-name="Arial" fo:font-size="9pt" style:font-size-asian="9pt" style:language-asian="es" style:country-asian="ES" style:font-name-complex="Courier New" style:font-size-complex="9pt"/>
    </style:style>
    <style:style style:name="P42" style:family="paragraph" style:parent-style-name="Standard">
      <style:paragraph-properties fo:hyphenation-ladder-count="no-limit" style:text-autospace="none"/>
      <style:text-properties style:font-name="Arial" fo:font-size="9pt" style:font-size-asian="9pt" style:language-asian="es" style:country-asian="ES" style:font-name-complex="Courier New" style:font-size-complex="9pt" fo:hyphenate="true" fo:hyphenation-remain-char-count="2" fo:hyphenation-push-char-count="2"/>
    </style:style>
    <style:style style:name="P43" style:family="paragraph" style:parent-style-name="Standard">
      <style:text-properties style:font-name="Arial" fo:font-size="9pt" fo:font-weight="bold" style:font-size-asian="9pt" style:language-asian="es" style:country-asian="ES" style:font-weight-asian="bold" style:font-name-complex="Courier New" style:font-size-complex="9pt"/>
    </style:style>
    <style:style style:name="P44" style:family="paragraph" style:parent-style-name="Standard">
      <style:paragraph-properties fo:text-align="start" style:justify-single-word="false"/>
      <style:text-properties style:font-name="Arial"/>
    </style:style>
    <style:style style:name="P45" style:family="paragraph" style:parent-style-name="Standard">
      <style:text-properties style:font-name="Arial" fo:font-style="italic" fo:font-weight="bold" style:font-style-asian="italic" style:font-weight-asian="bold" style:font-style-complex="italic" style:font-weight-complex="bold"/>
    </style:style>
    <style:style style:name="P46" style:family="paragraph" style:parent-style-name="Standard">
      <style:text-properties style:font-name="Arial" officeooo:paragraph-rsid="0014909a"/>
    </style:style>
    <style:style style:name="P47" style:family="paragraph" style:parent-style-name="Standard">
      <style:text-properties style:font-name="Arial" officeooo:paragraph-rsid="0015e14b"/>
    </style:style>
    <style:style style:name="P48" style:family="paragraph" style:parent-style-name="Standard">
      <style:text-properties style:font-name="Arial" officeooo:paragraph-rsid="0018ccd8"/>
    </style:style>
    <style:style style:name="P49" style:family="paragraph" style:parent-style-name="Standard">
      <style:text-properties style:font-name="Arial" officeooo:paragraph-rsid="001be015"/>
    </style:style>
    <style:style style:name="P50" style:family="paragraph" style:parent-style-name="Standard">
      <style:text-properties style:font-name="Arial" officeooo:paragraph-rsid="001c65cd"/>
    </style:style>
    <style:style style:name="P51" style:family="paragraph" style:parent-style-name="Standard">
      <style:text-properties style:font-name="Arial" officeooo:paragraph-rsid="001dc67a"/>
    </style:style>
    <style:style style:name="P52" style:family="paragraph" style:parent-style-name="Standard">
      <style:text-properties fo:font-size="10pt" style:font-size-asian="10pt" style:font-size-complex="10pt"/>
    </style:style>
    <style:style style:name="P53" style:family="paragraph" style:parent-style-name="Standard">
      <style:text-properties officeooo:paragraph-rsid="000260b7"/>
    </style:style>
    <style:style style:name="P54" style:family="paragraph" style:parent-style-name="Standard">
      <style:text-properties officeooo:paragraph-rsid="00037bb1"/>
    </style:style>
    <style:style style:name="P55" style:family="paragraph" style:parent-style-name="Standard">
      <style:paragraph-properties fo:text-align="justify" style:justify-single-word="false"/>
      <style:text-properties officeooo:paragraph-rsid="00037bb1"/>
    </style:style>
    <style:style style:name="P56" style:family="paragraph" style:parent-style-name="Standard">
      <style:text-properties officeooo:paragraph-rsid="00079be5"/>
    </style:style>
    <style:style style:name="P57" style:family="paragraph" style:parent-style-name="Standard">
      <style:text-properties officeooo:paragraph-rsid="00089889"/>
    </style:style>
    <style:style style:name="P58" style:family="paragraph" style:parent-style-name="Standard">
      <style:text-properties officeooo:paragraph-rsid="000b4011"/>
    </style:style>
    <style:style style:name="P59" style:family="paragraph" style:parent-style-name="Standard">
      <style:text-properties officeooo:paragraph-rsid="000c75cf"/>
    </style:style>
    <style:style style:name="P60" style:family="paragraph" style:parent-style-name="Standard">
      <style:text-properties officeooo:paragraph-rsid="000dedd5"/>
    </style:style>
    <style:style style:name="P61" style:family="paragraph" style:parent-style-name="Standard">
      <style:paragraph-properties fo:margin-left="1.251cm" fo:margin-right="0cm" fo:text-indent="0cm" style:auto-text-indent="false"/>
      <style:text-properties style:font-name="Arial"/>
    </style:style>
    <style:style style:name="P62" style:family="paragraph" style:parent-style-name="Quotations">
      <style:paragraph-properties fo:margin-left="0cm" fo:margin-right="1cm" fo:text-indent="0cm" style:auto-text-indent="false"/>
    </style:style>
    <style:style style:name="P63" style:family="paragraph" style:parent-style-name="Standard">
      <style:paragraph-properties fo:margin-left="0.026cm" fo:margin-right="1cm" fo:text-indent="0cm" style:auto-text-indent="false"/>
    </style:style>
    <style:style style:name="P64" style:family="paragraph" style:parent-style-name="Heading_20_1">
      <style:text-properties fo:font-size="10pt" style:font-size-asian="10pt" style:font-size-complex="10pt"/>
    </style:style>
    <style:style style:name="P65" style:family="paragraph" style:parent-style-name="Standard">
      <style:paragraph-properties fo:break-before="page"/>
      <style:text-properties officeooo:paragraph-rsid="000c75cf"/>
    </style:style>
    <style:style style:name="P66" style:family="paragraph" style:parent-style-name="Standard">
      <style:paragraph-properties fo:break-before="page"/>
      <style:text-properties style:font-name="Arial" officeooo:paragraph-rsid="0015e14b"/>
    </style:style>
    <style:style style:name="P67" style:family="paragraph" style:parent-style-name="Quotations" style:list-style-name="L8"/>
    <style:style style:name="P68" style:family="paragraph" style:parent-style-name="Quotations" style:list-style-name="L8">
      <style:paragraph-properties fo:margin-top="0cm" fo:margin-bottom="0cm" loext:contextual-spacing="false"/>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9"/>
    <style:style style:name="P77" style:family="paragraph" style:parent-style-name="Text_20_body" style:list-style-name="L1">
      <style:paragraph-properties fo:margin-top="0cm" fo:margin-bottom="0cm" loext:contextual-spacing="false"/>
    </style:style>
    <style:style style:name="P78" style:family="paragraph" style:parent-style-name="Text_20_body" style:list-style-name="L2">
      <style:paragraph-properties fo:margin-top="0cm" fo:margin-bottom="0cm" loext:contextual-spacing="false"/>
    </style:style>
    <style:style style:name="P79" style:family="paragraph" style:parent-style-name="Text_20_body" style:list-style-name="L3">
      <style:paragraph-properties fo:margin-top="0cm" fo:margin-bottom="0cm" loext:contextual-spacing="false"/>
    </style:style>
    <style:style style:name="P80" style:family="paragraph" style:parent-style-name="Text_20_body" style:list-style-name="L5">
      <style:paragraph-properties fo:margin-top="0cm" fo:margin-bottom="0cm" loext:contextual-spacing="false"/>
    </style:style>
    <style:style style:name="P81" style:family="paragraph" style:parent-style-name="Text_20_body" style:list-style-name="L9">
      <style:paragraph-properties fo:margin-top="0cm" fo:margin-bottom="0cm" loext:contextual-spacing="false"/>
    </style:style>
    <style:style style:name="P82" style:family="paragraph" style:parent-style-name="Standard" style:list-style-name="WW8Num1">
      <style:text-properties style:font-name="Arial"/>
    </style:style>
    <style:style style:name="P83" style:family="paragraph" style:parent-style-name="Standard">
      <style:text-properties officeooo:paragraph-rsid="001f8d0d"/>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9pt" style:font-size-asian="9pt" style:language-asian="es" style:country-asian="ES" style:font-name-complex="Courier New" style:font-size-complex="9pt"/>
    </style:style>
    <style:style style:name="T5" style:family="text">
      <style:text-properties fo:color="#007800"/>
    </style:style>
    <style:style style:name="T6" style:family="text">
      <style:text-properties fo:color="#007800" style:font-name="Arial" fo:font-weight="normal" style:font-weight-asian="normal" style:font-weight-complex="normal"/>
    </style:style>
    <style:style style:name="T7" style:family="text">
      <style:text-properties fo:color="#7a0874" fo:font-weight="bold"/>
    </style:style>
    <style:style style:name="T8" style:family="text">
      <style:text-properties fo:color="#7a0874" style:font-name="Arial" fo:font-weight="bold" style:font-weight-asian="normal" style:font-weight-complex="normal"/>
    </style:style>
    <style:style style:name="T9" style:family="text">
      <style:text-properties fo:color="#c20cb9" fo:font-weight="bold"/>
    </style:style>
    <style:style style:name="T10" style:family="text">
      <style:text-properties fo:color="#c20cb9" style:font-name="Arial" fo:font-weight="bold" style:font-weight-asian="normal" style:font-weight-complex="normal"/>
    </style:style>
    <style:style style:name="T11" style:family="text">
      <style:text-properties fo:color="#c20cb9" style:font-name="monospace" fo:font-size="12pt" fo:font-weight="bold" style:font-size-asian="12pt" style:font-weight-asian="bold" style:font-size-complex="12pt" style:font-weight-complex="bold"/>
    </style:style>
    <style:style style:name="T12" style:family="text">
      <style:text-properties fo:color="#ff0000"/>
    </style:style>
    <style:style style:name="T13" style:family="text">
      <style:text-properties fo:color="#ff0000" style:font-name="Arial" fo:font-weight="normal" style:font-weight-asian="normal" style:font-weight-complex="normal"/>
    </style:style>
    <style:style style:name="T14" style:family="text">
      <style:text-properties fo:color="#ff0000" style:font-name="Arial" fo:font-size="10pt" officeooo:rsid="000c75cf" style:font-size-asian="10pt" style:font-size-complex="10pt"/>
    </style:style>
    <style:style style:name="T15" style:family="text">
      <style:text-properties fo:color="#ff0000" style:font-name="Arial" fo:font-size="10pt" fo:font-weight="normal" officeooo:rsid="000c75cf" style:font-size-asian="10pt" style:font-weight-asian="normal" style:font-size-complex="10pt" style:font-weight-complex="normal"/>
    </style:style>
    <style:style style:name="T16" style:family="text">
      <style:text-properties style:font-name="Arial"/>
    </style:style>
    <style:style style:name="T17" style:family="text">
      <style:text-properties style:font-name="Arial" fo:font-size="9pt" style:font-size-asian="9pt" style:font-size-complex="9pt"/>
    </style:style>
    <style:style style:name="T18" style:family="text">
      <style:text-properties style:font-name="Arial" fo:font-size="9pt" fo:font-weight="normal" officeooo:rsid="0018ccd8" style:font-size-asian="9pt" style:font-weight-asian="normal" style:font-size-complex="9pt" style:font-weight-complex="normal"/>
    </style:style>
    <style:style style:name="T19" style:family="text">
      <style:text-properties style:font-name="Arial" fo:font-weight="bold"/>
    </style:style>
    <style:style style:name="T20" style:family="text">
      <style:text-properties style:font-name="Arial" fo:font-weight="bold" style:font-weight-asian="bold" style:font-weight-complex="bold"/>
    </style:style>
    <style:style style:name="T21" style:family="text">
      <style:text-properties style:font-name="Arial" fo:font-weight="bold" officeooo:rsid="000260b7" style:font-weight-asian="bold" style:font-weight-complex="bold"/>
    </style:style>
    <style:style style:name="T22" style:family="text">
      <style:text-properties style:font-name="Arial" fo:font-weight="normal" style:font-weight-asian="normal" style:font-weight-complex="normal"/>
    </style:style>
    <style:style style:name="T23" style:family="text">
      <style:text-properties style:font-name="Arial" fo:font-weight="normal" officeooo:rsid="001f8d0d" style:font-weight-asian="normal" style:font-weight-complex="normal"/>
    </style:style>
    <style:style style:name="T24" style:family="text">
      <style:text-properties style:font-name="Arial" fo:font-size="14pt" fo:font-weight="normal" style:font-size-asian="14pt" style:font-weight-asian="normal" style:font-size-complex="14pt" style:font-weight-complex="normal"/>
    </style:style>
    <style:style style:name="T25" style:family="text">
      <style:text-properties style:font-name="Arial" fo:font-size="14pt" fo:font-weight="bold" style:font-size-asian="14pt" style:font-weight-asian="bold" style:font-size-complex="14pt" style:font-weight-complex="bold"/>
    </style:style>
    <style:style style:name="T26" style:family="text">
      <style:text-properties style:font-name="Arial" fo:font-size="12pt" fo:font-weight="bold" style:font-size-asian="12pt" style:font-weight-asian="bold" style:font-size-complex="12pt" style:font-weight-complex="bold"/>
    </style:style>
    <style:style style:name="T27" style:family="text">
      <style:text-properties style:font-name="Arial" fo:font-size="12pt" fo:font-weight="bold" officeooo:rsid="00079be5" style:font-size-asian="12pt" style:font-weight-asian="bold" style:font-size-complex="12pt" style:font-weight-complex="bold"/>
    </style:style>
    <style:style style:name="T28" style:family="text">
      <style:text-properties style:font-name="Arial" fo:font-size="12pt" fo:font-weight="bold" officeooo:rsid="00089889" style:font-size-asian="12pt" style:font-weight-asian="bold" style:font-size-complex="12pt" style:font-weight-complex="bold"/>
    </style:style>
    <style:style style:name="T29" style:family="text">
      <style:text-properties style:font-name="Arial" fo:font-size="12pt" fo:font-weight="bold" officeooo:rsid="000c75cf" style:font-size-asian="12pt" style:font-weight-asian="bold" style:font-size-complex="12pt" style:font-weight-complex="bold"/>
    </style:style>
    <style:style style:name="T30" style:family="text">
      <style:text-properties style:font-name="Arial" fo:font-size="12pt" fo:font-weight="bold" officeooo:rsid="000dedd5" style:font-size-asian="12pt" style:font-weight-asian="bold" style:font-size-complex="12pt" style:font-weight-complex="bold"/>
    </style:style>
    <style:style style:name="T31" style:family="text">
      <style:text-properties style:font-name="Arial" fo:font-size="12pt" fo:font-weight="bold" officeooo:rsid="0010899f" style:font-size-asian="12pt" style:font-weight-asian="bold" style:font-size-complex="12pt" style:font-weight-complex="bold"/>
    </style:style>
    <style:style style:name="T32" style:family="text">
      <style:text-properties style:font-name="Arial" fo:font-size="12pt" fo:font-weight="bold" officeooo:rsid="00122d73" style:font-size-asian="12pt" style:font-weight-asian="bold" style:font-size-complex="12pt" style:font-weight-complex="bold"/>
    </style:style>
    <style:style style:name="T33" style:family="text">
      <style:text-properties style:font-name="Arial" fo:font-size="12pt" fo:font-weight="bold" officeooo:rsid="00131696" style:font-size-asian="12pt" style:font-weight-asian="bold" style:font-size-complex="12pt" style:font-weight-complex="bold"/>
    </style:style>
    <style:style style:name="T34" style:family="text">
      <style:text-properties style:font-name="Arial" fo:font-size="12pt" fo:font-weight="bold" officeooo:rsid="0015e14b" style:font-size-asian="12pt" style:font-weight-asian="bold" style:font-size-complex="12pt" style:font-weight-complex="bold"/>
    </style:style>
    <style:style style:name="T35" style:family="text">
      <style:text-properties style:font-name="Arial" fo:font-size="12pt" fo:font-weight="bold" officeooo:rsid="0018ccd8" style:font-size-asian="12pt" style:font-weight-asian="bold" style:font-size-complex="12pt" style:font-weight-complex="bold"/>
    </style:style>
    <style:style style:name="T36" style:family="text">
      <style:text-properties style:font-name="Arial" fo:font-size="12pt" fo:font-weight="bold" officeooo:rsid="001be015" style:font-size-asian="12pt" style:font-weight-asian="bold" style:font-size-complex="12pt" style:font-weight-complex="bold"/>
    </style:style>
    <style:style style:name="T37" style:family="text">
      <style:text-properties style:font-name="Arial" fo:font-size="12pt" fo:font-weight="bold" officeooo:rsid="001c65cd" style:font-size-asian="12pt" style:font-weight-asian="bold" style:font-size-complex="12pt" style:font-weight-complex="bold"/>
    </style:style>
    <style:style style:name="T38" style:family="text">
      <style:text-properties style:font-name="Arial" fo:font-size="12pt" fo:font-weight="bold" officeooo:rsid="001dc67a" style:font-size-asian="12pt" style:font-weight-asian="bold" style:font-size-complex="12pt" style:font-weight-complex="bold"/>
    </style:style>
    <style:style style:name="T39" style:family="text">
      <style:text-properties style:font-name="Arial" fo:font-size="12pt" fo:font-weight="normal" officeooo:rsid="00089889" style:font-size-asian="12pt" style:font-weight-asian="normal" style:font-size-complex="12pt" style:font-weight-complex="normal"/>
    </style:style>
    <style:style style:name="T40" style:family="text">
      <style:text-properties style:font-name="Arial" fo:font-size="12pt" fo:font-weight="normal" officeooo:rsid="000c75cf" style:font-size-asian="12pt" style:font-weight-asian="normal" style:font-size-complex="12pt" style:font-weight-complex="normal"/>
    </style:style>
    <style:style style:name="T41" style:family="text">
      <style:text-properties style:font-name="Arial" fo:font-size="12pt" fo:font-weight="normal" officeooo:rsid="00131696" style:font-size-asian="12pt" style:font-weight-asian="normal" style:font-size-complex="12pt" style:font-weight-complex="normal"/>
    </style:style>
    <style:style style:name="T42" style:family="text">
      <style:text-properties style:font-name="Arial" fo:font-size="12pt" fo:font-weight="normal" officeooo:rsid="0014909a" style:font-size-asian="12pt" style:font-weight-asian="normal" style:font-size-complex="12pt" style:font-weight-complex="normal"/>
    </style:style>
    <style:style style:name="T43" style:family="text">
      <style:text-properties style:font-name="Arial" fo:font-size="12pt" fo:font-weight="normal" officeooo:rsid="0015cf0d" style:font-size-asian="12pt" style:font-weight-asian="normal" style:font-size-complex="12pt" style:font-weight-complex="normal"/>
    </style:style>
    <style:style style:name="T44" style:family="text">
      <style:text-properties style:font-name="Arial" fo:font-size="12pt" fo:font-weight="normal" officeooo:rsid="0015e14b" style:font-size-asian="12pt" style:font-weight-asian="normal" style:font-size-complex="12pt" style:font-weight-complex="normal"/>
    </style:style>
    <style:style style:name="T45" style:family="text">
      <style:text-properties style:font-name="Arial" fo:font-size="12pt" fo:font-weight="normal" officeooo:rsid="00178658" style:font-size-asian="12pt" style:font-weight-asian="normal" style:font-size-complex="12pt" style:font-weight-complex="normal"/>
    </style:style>
    <style:style style:name="T46" style:family="text">
      <style:text-properties style:font-name="Arial" fo:font-size="12pt" fo:font-weight="normal" officeooo:rsid="001be015" style:font-size-asian="12pt" style:font-weight-asian="normal" style:font-size-complex="12pt" style:font-weight-complex="normal"/>
    </style:style>
    <style:style style:name="T47" style:family="text">
      <style:text-properties style:font-name="Arial" fo:font-size="12pt" fo:font-weight="normal" officeooo:rsid="001c65cd" style:font-size-asian="12pt" style:font-weight-asian="normal" style:font-size-complex="12pt" style:font-weight-complex="normal"/>
    </style:style>
    <style:style style:name="T48" style:family="text">
      <style:text-properties style:font-name="Arial" fo:font-size="12pt" fo:font-weight="normal" officeooo:rsid="001dc67a" style:font-size-asian="12pt" style:font-weight-asian="normal" style:font-size-complex="12pt" style:font-weight-complex="normal"/>
    </style:style>
    <style:style style:name="T49" style:family="text">
      <style:text-properties style:font-name="Arial" fo:font-size="10pt" fo:font-weight="normal" style:font-size-asian="8.75pt" style:font-weight-asian="normal" style:font-size-complex="10pt" style:font-weight-complex="normal"/>
    </style:style>
    <style:style style:name="T50" style:family="text">
      <style:text-properties style:font-name="Arial" fo:font-size="10pt" fo:font-weight="normal" style:font-size-asian="10pt" style:font-weight-asian="normal" style:font-size-complex="10pt" style:font-weight-complex="normal"/>
    </style:style>
    <style:style style:name="T51" style:family="text">
      <style:text-properties style:font-name="Arial" fo:font-size="10pt" fo:font-weight="normal" officeooo:rsid="00037bb1" style:font-size-asian="10pt" style:font-weight-asian="normal" style:font-size-complex="10pt" style:font-weight-complex="normal"/>
    </style:style>
    <style:style style:name="T52" style:family="text">
      <style:text-properties style:font-name="Arial" fo:font-size="10pt" fo:font-weight="normal" officeooo:rsid="000260b7" style:font-size-asian="10pt" style:font-weight-asian="normal" style:font-size-complex="10pt" style:font-weight-complex="normal"/>
    </style:style>
    <style:style style:name="T53" style:family="text">
      <style:text-properties style:font-name="Arial" fo:font-size="10pt" fo:font-weight="normal" officeooo:rsid="00079be5" style:font-size-asian="10pt" style:font-weight-asian="normal" style:font-size-complex="10pt" style:font-weight-complex="normal"/>
    </style:style>
    <style:style style:name="T54" style:family="text">
      <style:text-properties style:font-name="Arial" fo:font-size="10pt" fo:font-weight="normal" officeooo:rsid="00085809" style:font-size-asian="10pt" style:font-weight-asian="normal" style:font-size-complex="10pt" style:font-weight-complex="normal"/>
    </style:style>
    <style:style style:name="T55" style:family="text">
      <style:text-properties style:font-name="Arial" fo:font-size="10pt" fo:font-weight="normal" officeooo:rsid="00089889" style:font-size-asian="10pt" style:font-weight-asian="normal" style:font-size-complex="10pt" style:font-weight-complex="normal"/>
    </style:style>
    <style:style style:name="T56" style:family="text">
      <style:text-properties style:font-name="Arial" fo:font-size="10pt" fo:font-weight="normal" officeooo:rsid="000b4011" style:font-size-asian="10pt" style:font-weight-asian="normal" style:font-size-complex="10pt" style:font-weight-complex="normal"/>
    </style:style>
    <style:style style:name="T57" style:family="text">
      <style:text-properties style:font-name="Arial" fo:font-size="10pt" fo:font-weight="normal" officeooo:rsid="000c75cf" style:font-size-asian="10pt" style:font-weight-asian="normal" style:font-size-complex="10pt" style:font-weight-complex="normal"/>
    </style:style>
    <style:style style:name="T58" style:family="text">
      <style:text-properties style:font-name="Arial" fo:font-size="10pt" fo:font-weight="normal" officeooo:rsid="00122d73" style:font-size-asian="10pt" style:font-weight-asian="normal" style:font-size-complex="10pt" style:font-weight-complex="normal"/>
    </style:style>
    <style:style style:name="T59" style:family="text">
      <style:text-properties style:font-name="Arial" fo:font-size="10pt" fo:font-weight="normal" officeooo:rsid="001a22e0" style:font-size-asian="10pt" style:font-weight-asian="normal" style:font-size-complex="10pt" style:font-weight-complex="normal"/>
    </style:style>
    <style:style style:name="T60" style:family="text">
      <style:text-properties style:font-name="Arial" fo:font-size="10pt" officeooo:rsid="000c75cf" style:font-size-asian="10pt" style:font-size-complex="10pt"/>
    </style:style>
    <style:style style:name="T61" style:family="text">
      <style:text-properties style:font-name="Courier New1"/>
    </style:style>
    <style:style style:name="T62" style:family="text">
      <style:text-properties fo:color="#3333ff"/>
    </style:style>
    <style:style style:name="T63" style:family="text">
      <style:text-properties style:font-name="georgia" fo:font-weight="normal" style:font-weight-asian="normal" style:font-weight-complex="normal"/>
    </style:style>
    <style:style style:name="T64" style:family="text">
      <style:text-properties style:font-name="monospace" fo:font-size="12pt" fo:font-weight="bold" style:font-size-asian="12pt" style:font-weight-asian="bold" style:font-size-complex="12pt" style:font-weight-complex="bold"/>
    </style:style>
    <style:style style:name="T65" style:family="text">
      <style:text-properties fo:font-size="10pt" style:font-size-asian="10pt" style:font-size-complex="10pt"/>
    </style:style>
    <style:style style:name="T66" style:family="text">
      <style:text-properties fo:font-size="10pt" fo:font-weight="normal" style:font-size-asian="10pt" style:font-weight-asian="normal" style:font-size-complex="10pt" style:font-weight-complex="normal"/>
    </style:style>
    <style:style style:name="T67" style:family="text">
      <style:text-properties officeooo:rsid="001b4de5"/>
    </style:style>
    <style:style style:name="T68" style:family="text">
      <style:text-properties officeooo:rsid="001e5993"/>
    </style:style>
    <style:style style:name="T69" style:family="text">
      <style:text-properties fo:color="#cc0000"/>
    </style:style>
    <style:style style:name="T70" style:family="text">
      <style:text-properties fo:color="#cc0000" style:font-name="Arial" fo:font-size="10pt" officeooo:rsid="000c75cf" style:font-size-asian="10pt" style:font-size-complex="10pt"/>
    </style:style>
    <style:style style:name="T71" style:family="text">
      <style:text-properties officeooo:rsid="0014909a"/>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1.- Cambiar la fecha y hora del servidor desde cónsola:</text:p>
      <text:p text:style-name="P38">sudo date --set "2010-06-22 11:55"</text:p>
      <text:p text:style-name="P38">date -s '2012/01/25 15:35'</text:p>
      <text:p text:style-name="P38">2.- Borrar carpetas aunque no estén vacías:</text:p>
      <text:p text:style-name="P38">rm -r carpeta_sin_la_barra</text:p>
      <text:p text:style-name="P38"/>
      <text:p text:style-name="P38">3.- Grep</text:p>
      <text:p text:style-name="P38">-r <text:s/>búsqueda recursiva</text:p>
      <text:p text:style-name="P38">-n el número de línea</text:p>
      <text:p text:style-name="P38">-i ignore case</text:p>
      <text:p text:style-name="P38">-l muestra el nombre de el o los archivos donde consigue el patrón</text:p>
      <text:p text:style-name="P38"/>
      <text:p text:style-name="P38">grep -ril patrón <text:span text:style-name="T3">ruta</text:span> *.extensión.</text:p>
      <text:p text:style-name="P3"/>
      <text:p text:style-name="P3">grep -r curso /home/steven/Documentos/*</text:p>
      <text:p text:style-name="P4">Para que busque el término, independientemente de mayúsculas/minúsculas:</text:p>
      <text:p text:style-name="P12">grep -ir curso /home/steven/Documentos/*</text:p>
      <text:p text:style-name="Text_20_body"><text:span text:style-name="T17">Si el termino a buscar contiene más de una palabra, se debe indicar entre comillas. En el siguiente ejemplo buscamos </text:span><text:span text:style-name="Emphasis"><text:span text:style-name="T17">Curso Linux</text:span></text:span><text:span text:style-name="T17"> dentro del fichero </text:span><text:span text:style-name="Emphasis"><text:span text:style-name="T17">notas.txt:</text:span></text:span></text:p>
      <text:p text:style-name="P28">grep -i "curso linux" /home/steven/Documentos/notas.txt</text:p>
      <text:p text:style-name="P38"/>
      <text:p text:style-name="P38">4.- Distribución del teclado</text:p>
      <text:p text:style-name="P27">dpkg-reconfigure console-data(*)</text:p>
      <text:p text:style-name="P27"/>
      <text:p text:style-name="P27">5.- <text:span text:style-name="T1">AUTOMATIZACIÓN DE TAREAS</text:span></text:p>
      <text:p text:style-name="P38"/>
      <text:p text:style-name="P38">(Esta es sólo parte de la explicación):</text:p>
      <text:p text:style-name="P38">AT <text:s text:c="6"/>= Tarea repetitiva una sola vez en el tiempo</text:p>
      <text:p text:style-name="P38"/>
      <text:p text:style-name="P38">CRON = Tareas repetitivas <text:s/>/var/adm/cron</text:p>
      <text:p text:style-name="P38"><text:tab/>Su analogía es el programador de tareas de Windows</text:p>
      <text:p text:style-name="P38"/>
      <text:p text:style-name="P38">Se encarga de ejecutar tareas programadas para un momento determinado bajo la identidad del usuario que lo programó. Se controla a través del uso de un determinado archivo de configuración <text:s/>o de texto, sólo para uso de root, y mediante el uso de la orden crontab para TODOS los usuarios.</text:p>
      <text:p text:style-name="P38"/>
      <text:p text:style-name="P39">Sintaxis:</text:p>
      <text:p text:style-name="P38">crontab –e <text:s text:c="10"/>= edita el cron creado (yo edito directamente el archivo texto)</text:p>
      <text:p text:style-name="P38">crontab –l <text:s text:c="10"/>= lista el cron creado</text:p>
      <text:p text:style-name="P38">crontab –r <text:s text:c="10"/>= borra el cron creado</text:p>
      <text:p text:style-name="P38"/>
      <text:p text:style-name="P39">EN CRISTIANO:</text:p>
      <text:p text:style-name="P38">1.- Crear un archivo de texto donde se indique cuando se va a disparar el cron y que se va a ejecutar.</text:p>
      <text:p text:style-name="P38">2.- Escribir crontab NombreDelArchivo de texto.</text:p>
      <text:p text:style-name="P38"><text:soft-page-break/>3.- Escribir crontab –l para verificar que el usuario tiene asociado un cron</text:p>
      <text:p text:style-name="P38">4.- En caso de cambio, se edita el archivo de texto y se vuelve al punto 2</text:p>
      <text:p text:style-name="P38">5.- Para borrar el crontab, escribir contab –r, y luego crontab –l para verificar que el usuario ya no tiene asociado el cron.</text:p>
      <text:p text:style-name="P38"/>
      <text:p text:style-name="P38">De esta manera se puede configurar la ejecución de uno o más procesos y/o instrucciones <text:s/>(en líneas separadas) especificando en cada línea 6 campos separados por espacios en el siguiente orden</text:p>
      <text:p text:style-name="P38"/>
      <text:p text:style-name="P38"><text:tab/>Minuto [1-59] = para los minutos</text:p>
      <text:p text:style-name="P38"><text:tab/>Hora [00-23] = para las horas</text:p>
      <text:p text:style-name="P38"><text:tab/>Dia [1-31] = para el día del mes (número del día)</text:p>
      <text:p text:style-name="P38"><text:tab/>Meses [1-12] = para el mes (podría escribirse …)</text:p>
      <text:p text:style-name="P61">Dia De La Semana [0-7], siendo 0 = 7 = domingo, 1=lunes,2=martes (o también mon, tue, wed, thu, fri, sat, sun –siglas en inglés de los días de la semana-)</text:p>
      <text:p text:style-name="P38"/>
      <text:p text:style-name="P38">Y seguidamente la instrucción a ejecutar.</text:p>
      <text:p text:style-name="P38"/>
      <text:p text:style-name="P39">Cada campo numérico (del primero al quinto) puede tener:</text:p>
      <text:list xml:id="list5071997853671528076" text:style-name="WW8Num1">
        <text:list-item>
          <text:p text:style-name="P82">Un *, que indica TODOS</text:p>
        </text:list-item>
        <text:list-item>
          <text:p text:style-name="P82">Un número que indica un momento exacto</text:p>
        </text:list-item>
        <text:list-item>
          <text:p text:style-name="P82">Lista de números separados por comas (3,4,6), lo cual significa 3 y 4 y 6</text:p>
        </text:list-item>
        <text:list-item>
          <text:p text:style-name="P82">Rango de números separados por guiones (3-7), lo cual indica del 3 al 7</text:p>
        </text:list-item>
      </text:list>
      <text:p text:style-name="P38"/>
      <text:p text:style-name="P38">Por ejemplo, el archivo de texto, podría contener lo siguiente:</text:p>
      <text:p text:style-name="P38"><text:tab/></text:p>
      <text:p text:style-name="P38">30 10 * * 1 /usr/bin/who </text:p>
      <text:p text:style-name="P38"/>
      <text:p text:style-name="P38">Este proceso correrá todos los dia Lunes a las 10 y media de la mañana, no importa el mes el día (número) del mes.</text:p>
      <text:p text:style-name="P38"/>
      <text:p text:style-name="P38">Crontab –u centec –l = lista los cron del usuario centec</text:p>
      <text:p text:style-name="P38"/>
      <text:p text:style-name="P38">Por ejemplo, podríamos tener un archivo con el nombre de <text:span text:style-name="T4">scrip_diario, y su contenido el siguiente:</text:span></text:p>
      <text:p text:style-name="P41"/>
      <text:p text:style-name="P15">30 11 4 * mon-wed /home/dbadmin/scriprespaldos/diarios/maniana/scripdiariomaniana.sh</text:p>
      <text:p text:style-name="P41"/>
      <text:p text:style-name="P41">En el indicamos que a las 11 y media de la mañana, siempre y cuando sea el día 4 del mes y este caiga de lunes a miércoles (mon-wed), se va a ejecutar el script scripdiariomaniana.sh.</text:p>
      <text:p text:style-name="P41"/>
      <text:p text:style-name="P43">El archivo .sh podría tener lo siguiente:</text:p>
      <text:p text:style-name="P42">/usr/local/pgsql/bin/pg_dump industria -i -F c -f /home/dbadmin/respaldos/diarios/tarde/archivo_`date +%d%m%y`.backup</text:p>
      <text:p text:style-name="P38"/>
      <text:p text:style-name="P14"># Generar estadisticas web todos los dias a las 12:01 y als 23:01 </text:p>
      <text:p text:style-name="P16">1 12,23 * * * /usr/local/bin/webalizer -c /etc/webalizer.conf</text:p>
      <text:p text:style-name="P16"/>
      <text:p text:style-name="P14"># Limpiar copias de seguridad de la base de datos (guardar ultima</text:p>
      <text:p text:style-name="P14"># semana). Ejecutar trabajo de lunes a viernes a la 01:01</text:p>
      <text:p text:style-name="P16">01 01 * * 1-5 for files in `/usr/bin/find /backups/pgsql/ -mmin +10000`; do rm -f $files; done</text:p>
      <text:p text:style-name="P16"/>
      <text:p text:style-name="P14"># Ejecutar 'mi_script.sh' un minuto pasado la hora en punto, cada dos horas.</text:p>
      <text:p text:style-name="P14">01 */2 * * * /usr/local/bin/mi_script.sh</text:p>
      <text:p text:style-name="P42"><text:soft-page-break/></text:p>
      <text:p text:style-name="P41"/>
      <text:p text:style-name="P31">Nota: el cron, en el caso de los respaldos de postgres, debe ser del usuario postgres, que es el que puede hacer pg_dump.</text:p>
      <text:p text:style-name="P38"/>
      <text:p text:style-name="P17">6.- Detectar dispositivos por consola:</text:p>
      <text:p text:style-name="P2"># wodim --devices </text:p>
      <text:p text:style-name="P17">If the wodim command is not available on your system make sure that package cdrecord is installed. After running wodim command you should get output similar to one below:</text:p>
      <text:p text:style-name="P32"># wodim -devices</text:p>
      <text:p text:style-name="P32">wodim: Overview of accessible drives (1 found) :</text:p>
      <text:p text:style-name="P32">----------------------------------------------------------</text:p>
      <text:p text:style-name="P35"><text:s/>0 <text:s/>dev='/dev/sdc' rwrw-- : 'TSSTcorp' 'CD/DVDW SH-S183L'</text:p>
      <text:p text:style-name="P2"/>
      <text:p text:style-name="P7">7-DIAGNÓSTICO DE SISTEMA<text:bookmark text:name="diag"/></text:p>
      <text:p text:style-name="P17"><text:span text:style-name="T2">Por consola:</text:span> basta con utilizar 5 comandos básicos, en el siguiente orden: <text:line-break/>0. uname -a : nos dice la version de kernel, procesador, y nombre de sistema<text:line-break/>1. df : nos muestra la ocupación del disco duro.<text:line-break/>2. free : nos muestra el uso de la memoria<text:line-break/>3. ps -aux. : nos muestra los procesos en curso<text:line-break/>4. netstat -a : nos muestra las conexiones de red actuales</text:p>
      <text:p text:style-name="P17">5.- <text:span text:style-name="T2">df</text:span> = disk free. espacio en disco disponible. Muy util.<text:line-break/>Ejemplos: df, df -h</text:p>
      <text:p text:style-name="P2"/>
      <text:p text:style-name="P2"><text:span text:style-name="T2">2.- Servidores<text:line-break/></text:span>Existen varios modos de verificar que los servicios estan en marcha,<text:line-break/>y los más practicos son los siguientes:<text:line-break/>-Comprobar que el proceso esta en marcha (ps -axf | grep nombre_proceso)<text:line-break/>-Comprobar que el puerto que utiliza esta abierto (netstat -ln | grep puerto)<text:line-break/>-Comprobar que el puerto responde correctamente (telnet localhost 25 por ejemplo)<text:line-break/>-Comprobar que esta generando logs (en /var/log)<text:line-break/>-Comprobarlo con el script de inicio (/etc/rc.d/init.d/servicio status)<text:line-break/>A veces puede ocurrir que el proceso del servicio se pare nada mas iniciarse,<text:line-break/>por eso conviene comprobar DOS veces que el proceso esta en marcha.</text:p>
      <text:p text:style-name="P38">8.- Uso de Bzip2</text:p>
      <text:p text:style-name="P38">Comprimir Respaldo con bzip2:</text:p>
      <text:p text:style-name="P38">bzip2 /home/l.giron/resto_de_la_ruta/nombre_del_archivo_a_comprimir</text:p>
      <text:p text:style-name="P38">Descomprimir Respaldo con bzip2:</text:p>
      <text:p text:style-name="P11">bzip2 /home/l.giron/resto_de_la_ruta/nombre_del_archivo_comprimido</text:p>
      <text:p text:style-name="P2">9.-Uso de tar:</text:p>
      <text:p text:style-name="P2">Para comprimir: tar -cvzf borrame chuleta_postgreSQL.odt </text:p>
      <text:p text:style-name="P2">Para extraer lo que se comprimió: tar -xvzf borrame</text:p>
      <text:p text:style-name="P5"><text:soft-page-break/>tar -czvf sigefirrhh.tar.gz <text:s/>sigefirrhh_luis_martinez/ </text:p>
      <text:p text:style-name="P52">si es un .tar.bz2</text:p>
      <text:p text:style-name="P52"/>
      <text:p text:style-name="P13">bunzip2 -xvzf arepera_mcb01-14-08-2010.sql.bz2</text:p>
      <text:p text:style-name="P2">10.- Redireccionar el error estándar para que no salga en pantalla:</text:p>
      <text:p text:style-name="P1"><text:span text:style-name="Teletype"><text:span text:style-name="T19">ls /bin 2&gt;/tmp/error.ls</text:span></text:span></text:p>
      <text:p text:style-name="P44">11.- CONVERSIONES DE VIDEO</text:p>
      <text:p text:style-name="P40"/>
      <text:p text:style-name="P40">1.- Convertir un avi a mpg</text:p>
      <text:p text:style-name="P38">ffmpeg -i <text:bookmark text:name="IL_AD1"/>entrada.avi salida.mpg</text:p>
      <text:p text:style-name="P38"/>
      <text:h text:style-name="P36" text:outline-level="3">2.- Convertir un mpg a avi</text:h>
      <text:p text:style-name="P38">ffmpeg -i entrada.mpg salida.avi</text:p>
      <text:p text:style-name="P38"/>
      <text:h text:style-name="P36" text:outline-level="3">3.- Convertir avi a flv</text:h>
      <text:p text:style-name="P38">ffmpeg -i entrada.avi -ab 56 -ar 44100 -b 200 -r 15 -s 320×240 -f flv salida.flv</text:p>
      <text:p text:style-name="P38"/>
      <text:h text:style-name="P36" text:outline-level="3">4.- Convertir avi a mpeg para reproductores de dvd</text:h>
      <text:p text:style-name="P38">ffmpeg -i entrada.avi -target pal-dvd -ps 2000000000 -aspect 16:9 salida.mpeg</text:p>
      <text:p text:style-name="P38"/>
      <text:h text:style-name="P36" text:outline-level="3">5.- Comprimir avi a VCD mpeg2</text:h>
      <text:p text:style-name="P38">ffmpeg -i entrada.avi -target pal-vcd salida.mpg</text:p>
      <text:h text:style-name="P36" text:outline-level="3">Codificación con varias pasadas</text:h>
      <text:p text:style-name="P38">ffmpeg -i entrada -pass 2 -passlogfile ffmpeg2pass salida</text:p>
      <text:p text:style-name="P38"/>
      <text:p text:style-name="P38"/>
      <text:p text:style-name="P45">Otras conversiones:</text:p>
      <text:h text:style-name="P36" text:outline-level="3">Convertir un vídeo .rmvb en .avi</text:h>
      <text:p text:style-name="Standard"><text:span text:style-name="Source_20_Text"><text:span text:style-name="T16">mencoder video.rmvb -o resultado.avi -ovc xvid -xvidencopts fixed_quant=5 -oac mp3lame -lameopts vbr=3</text:span></text:span></text:p>
      <text:h text:style-name="P36" text:outline-level="3">Convertir un vídeo para verlo en el iPod/iPhone</text:h>
      <text:p text:style-name="P38">ffmpeg -i entrada.avi input -acodec aac -ab 128kb -vcodec mpeg4 -b 1200kb -mbd 2 -flags +4mv+trell -aic 2 -cmp 2 -subcmp 2 -s 320×180 -title X salida.mp4</text:p>
      <text:p text:style-name="P38"/>
      <text:h text:style-name="P36" text:outline-level="3"><text:soft-page-break/>Convertir un vídeo para verlo en la PSP</text:h>
      <text:p text:style-name="P38">ffmpeg grep -r curso /home/steven/Documentos/*-i entrada.avi -b 300 -s 320×240 -vcodec xvid -ab 32 -ar 24000 -acodec aac salida.mp4</text:p>
      <text:p text:style-name="P38"/>
      <text:h text:style-name="P36" text:outline-level="3">Convertir avi a dv</text:h>
      <text:p text:style-name="P38">ffmpeg -i entrada.avi -s pal -r pal -aspect 4:3 -ar 48000 -ac 2 salida.dv</text:p>
      <text:h text:style-name="P36" text:outline-level="3">Comprimir avi a divx</text:h>
      <text:p text:style-name="P38">ffmpeg -i entrada.avi -s 320×240 -vcodec msmpeg4v2 salida.avi</text:p>
      <text:p text:style-name="P38"/>
      <text:h text:style-name="P36" text:outline-level="3">Comprimir Ogg Theora a Mpeg dvd</text:h>
      <text:p text:style-name="P38">ffmpeg -i entrada.ogm -s 720×576 -vcodec mpeg2video -acodec mp3 salida.mpg</text:p>
      <text:h text:style-name="P36" text:outline-level="3">Comprimir avi a SVCD mpeg2</text:h>
      <text:p text:style-name="P38">ffmpeg -i entrada.avi -target pal-svcd salida.mpg</text:p>
      <text:p text:style-name="P38"/>
      <text:p text:style-name="P45">Con php:</text:p>
      <text:p text:style-name="Standard"><text:a xlink:type="simple" xlink:href="http://ffmpeg-php.sourceforge.net/" text:style-name="Internet_20_link" text:visited-style-name="Visited_20_Internet_20_Link"><text:span text:style-name="T16">http://ffmpeg-php.sourceforge.net/</text:span></text:a></text:p>
      <text:p text:style-name="P38"/>
      <text:p text:style-name="P38"/>
      <text:p text:style-name="P40">12.- Editor Vim:</text:p>
      <text:p text:style-name="P38">1.- Trabajar con ventanas=</text:p>
      <text:p text:style-name="P38">:sp = Pica la ventana</text:p>
      <text:p text:style-name="P38">:CTRL+w dos veces= Para navegar entre ventanas</text:p>
      <text:p text:style-name="P38">:CTRL+ w + q = Cierra la ventana actual.</text:p>
      <text:p text:style-name="P38">2.-<text:span text:style-name="T61">Como eliminar todas las líneas en blanco de un archivo de texto.</text:span></text:p>
      <text:p text:style-name="Text_20_body"><text:span text:style-name="Emphasis"><text:span text:style-name="T61">:%s/^\n//g</text:span></text:span></text:p>
      <text:p text:style-name="P38">Copiar este caracter (el acento circunflejo) si no lo consigues en el teclado -Cosa probable-:</text:p>
      <text:p text:style-name="P38"><text:span text:style-name="Emphasis"><text:span text:style-name="T61">^</text:span></text:span></text:p>
      <text:p text:style-name="P38"/>
      <text:p text:style-name="P38">Redireccionar el error estándar para que no salga en pantalla.</text:p>
      <text:p text:style-name="P38"/>
      <text:p text:style-name="P40">13.- Restarle un dia a la fecha del día:</text:p>
      <text:p text:style-name="Standard"><text:span text:style-name="Source_20_Text"><text:span text:style-name="T16">date --date="-1 day"</text:span></text:span></text:p>
      <text:p text:style-name="Standard"><text:span text:style-name="Source_20_Text"><text:span text:style-name="T16">date --date="yesterday"</text:span></text:span></text:p>
      <text:p text:style-name="Standard"><text:span text:style-name="Source_20_Text"><text:span text:style-name="T16">date --date="1 day ago"</text:span></text:span></text:p>
      <text:p text:style-name="Standard"><text:span text:style-name="Source_20_Text"><text:span text:style-name="T16">date --date="1 days ago"</text:span></text:span></text:p>
      <text:p text:style-name="Standard"><text:span text:style-name="Source_20_Text"><text:span text:style-name="T16"/></text:span></text:p>
      <text:p text:style-name="Standard"><text:span text:style-name="Source_20_Text"><text:span text:style-name="T20">14.- Obtener el valor de mañana:</text:span></text:span></text:p>
      <text:p text:style-name="Standard"><text:span text:style-name="Source_20_Text"><text:span text:style-name="T16">$ date --date="next day"</text:span></text:span></text:p>
      <text:p text:style-name="Standard"><text:span text:style-name="Source_20_Text"><text:span text:style-name="T16"/></text:span></text:p>
      <text:p text:style-name="Standard"><text:span text:style-name="Source_20_Text"><text:span text:style-name="T20">15.-display today's date, enter:</text:span></text:span></text:p>
      <text:p text:style-name="Standard"><text:span text:style-name="Source_20_Text"><text:span text:style-name="T22">date</text:span></text:span></text:p>
      <text:p text:style-name="Standard"><text:span text:style-name="Source_20_Text"><text:span text:style-name="T22"/></text:span></text:p>
      <text:p text:style-name="Standard"><text:soft-page-break/><text:span text:style-name="Source_20_Text"><text:span text:style-name="T20">16.- Mostrar la fecha con la máscara (d m yyyy):</text:span></text:span></text:p>
      <text:p text:style-name="Standard"><text:span text:style-name="Source_20_Text"><text:span text:style-name="T22">date +%d_%m_%Y</text:span></text:span></text:p>
      <text:p text:style-name="Standard"><text:span text:style-name="Source_20_Text"><text:span text:style-name="T22"/></text:span></text:p>
      <text:p text:style-name="Standard"><text:span text:style-name="Source_20_Text"><text:span text:style-name="T20">17.- Assigned Yesterday To Shell Variable</text:span></text:span></text:p>
      <text:p text:style-name="Preformatted_20_Text"><text:span text:style-name="Source_20_Text"><text:span text:style-name="T6">yest=</text:span></text:span><text:span text:style-name="Source_20_Text"><text:span text:style-name="T22">$</text:span></text:span><text:span text:style-name="Source_20_Text"><text:span text:style-name="T8">(</text:span></text:span><text:span text:style-name="Source_20_Text"><text:span text:style-name="T10">date</text:span></text:span><text:span text:style-name="Source_20_Text"><text:span text:style-name="T22"> --</text:span></text:span><text:span text:style-name="Source_20_Text"><text:span text:style-name="T6">date=</text:span></text:span><text:span text:style-name="Source_20_Text"><text:span text:style-name="T13">"yesterday"</text:span></text:span><text:span text:style-name="Source_20_Text"><text:span text:style-name="T8">)</text:span></text:span></text:p>
      <text:p text:style-name="P32"><text:span text:style-name="T7">echo</text:span> <text:span text:style-name="T12">"$yest"</text:span></text:p>
      <text:p text:style-name="P32"><text:span text:style-name="T5">yest=</text:span>$<text:span text:style-name="T7">(</text:span><text:span text:style-name="T9">date</text:span> --<text:span text:style-name="T5">date=</text:span><text:span text:style-name="T12">"yesterday"</text:span> +<text:span text:style-name="T12">"%d/%m/%Y"</text:span><text:span text:style-name="T7">)</text:span></text:p>
      <text:p text:style-name="P2"><text:span text:style-name="T7">echo</text:span> <text:span text:style-name="T12">"The backup was last verified on $yest"</text:span></text:p>
      <text:p text:style-name="Standard"><text:span text:style-name="Source_20_Text"><text:span text:style-name="T20">18.- To print the date in the future ($now + 6 months + 15 days)</text:span></text:span><text:span text:style-name="Source_20_Text"><text:span text:style-name="T22"><text:line-break/>$ date --date='6 months 15 day' <text:line-break/></text:span></text:span><text:span text:style-name="Source_20_Text"><text:span text:style-name="T20">19.- To print the date in the past [$now - (two months and 5 days ago) ]</text:span></text:span><text:span text:style-name="Source_20_Text"><text:span text:style-name="T22"><text:line-break/>$ date --date='-2 months 5 day ago'</text:span></text:span></text:p>
      <text:h text:style-name="Heading_20_4" text:outline-level="4"><text:span text:style-name="Source_20_Text"><text:span text:style-name="T20">20.- Getting Date In the Past</text:span></text:span></text:h>
      <text:p text:style-name="Text_20_body"><text:span text:style-name="T16">To get yesterday and earlier day in the past use string </text:span><text:span text:style-name="Strong_20_Emphasis"><text:span text:style-name="T16">day ago</text:span></text:span><text:span text:style-name="T16">:</text:span></text:p>
      <text:p text:style-name="P32"> </text:p>
      <text:p text:style-name="P32"><text:span text:style-name="T9">date</text:span> --<text:span text:style-name="T5">date=</text:span><text:span text:style-name="T12">'yesterday'</text:span></text:p>
      <text:p text:style-name="P32"><text:span text:style-name="T9">date</text:span> --<text:span text:style-name="T5">date=</text:span><text:span text:style-name="T12">'1 day ago'</text:span></text:p>
      <text:p text:style-name="P32"><text:span text:style-name="T9">date</text:span> --<text:span text:style-name="T5">date=</text:span><text:span text:style-name="T12">'10 day ago'</text:span></text:p>
      <text:p text:style-name="P32"><text:span text:style-name="T9">date</text:span> --<text:span text:style-name="T5">date=</text:span><text:span text:style-name="T12">'10 week ago'</text:span></text:p>
      <text:p text:style-name="P32"><text:span text:style-name="T9">date</text:span> --<text:span text:style-name="T5">date=</text:span><text:span text:style-name="T12">'10 month ago'</text:span></text:p>
      <text:p text:style-name="P2"><text:span text:style-name="T9">date</text:span> --<text:span text:style-name="T5">date=</text:span><text:span text:style-name="T12">'10 year ago'</text:span></text:p>
      <text:h text:style-name="P10" text:outline-level="4">21.- Getting Date In the Future</text:h>
      <text:h text:style-name="P8" text:outline-level="4"><text:span text:style-name="T22">To get tomorrow and day after tomorrow (tomorrow+N) use </text:span><text:span text:style-name="Strong_20_Emphasis"><text:span text:style-name="T22">day</text:span></text:span><text:span text:style-name="T22"> word to get date in the future as follows:</text:span></text:h>
      <text:h text:style-name="P9" text:outline-level="4"><text:span text:style-name="T9">date</text:span> --<text:span text:style-name="T5">date=</text:span><text:span text:style-name="T12">'tomorrow'</text:span></text:h>
      <text:p text:style-name="P32"><text:span text:style-name="T9">date</text:span> --<text:span text:style-name="T5">date=</text:span><text:span text:style-name="T12">'1 day'</text:span></text:p>
      <text:p text:style-name="P32"><text:span text:style-name="T9">date</text:span> --<text:span text:style-name="T5">date=</text:span><text:span text:style-name="T12">'10 day'</text:span></text:p>
      <text:p text:style-name="P32"><text:span text:style-name="T9">date</text:span> --<text:span text:style-name="T5">date=</text:span><text:span text:style-name="T12">'10 week'</text:span></text:p>
      <text:p text:style-name="P32"><text:span text:style-name="T9">date</text:span> --<text:span text:style-name="T5">date=</text:span><text:span text:style-name="T12">'10 month'</text:span></text:p>
      <text:p text:style-name="P32"><text:span text:style-name="T9">date</text:span> --<text:span text:style-name="T5">date=</text:span><text:span text:style-name="T12">'10 year'</text:span></text:p>
      <text:h text:style-name="Heading_20_4" text:outline-level="4"><text:span text:style-name="Source_20_Text"><text:span text:style-name="T20">22.- Moving By Whole Years or Months</text:span></text:span></text:h>
      <text:p text:style-name="Text_20_body"><text:span text:style-name="T16">You can add year and months keywords to get more accurate date:<text:line-break/></text:span><text:span text:style-name="Source_20_Text"><text:span text:style-name="T16">$ date --date='2 year ago' # Past<text:line-break/>$ date --date='3 years' # Go into future<text:line-break/>$ date --date='2 days' # Future<text:line-break/>$ date --date='1 month ago' # Past<text:line-break/>$ date --date='2 months' # Future</text:span></text:span></text:p>
      <text:p text:style-name="Standard"><text:span text:style-name="Source_20_Text"><text:span text:style-name="T22"/></text:span></text:p>
      <text:p text:style-name="Standard"><text:span text:style-name="Source_20_Text"><text:span text:style-name="T20">23.- Comando Find</text:span></text:span></text:p>
      <text:p text:style-name="Standard"><text:span text:style-name="Source_20_Text"><text:span text:style-name="T22">find [ruta_desde_donde_va_a_buscar] -name [nombre_archivo] -type [tipo de archivo]</text:span></text:span></text:p>
      <text:p text:style-name="Standard"><text:span text:style-name="Source_20_Text"><text:span text:style-name="T22"/></text:span></text:p>
      <text:p text:style-name="Standard"><text:span text:style-name="Source_20_Text"><text:span text:style-name="T20">24.- Picar un archivo de texto</text:span></text:span></text:p>
      <text:p text:style-name="P62"><text:span text:style-name="Source_20_Text"><text:span text:style-name="T22">split -l 5000 diccionario.</text:span></text:span><text:a xlink:type="simple" xlink:href="http://www.rinconinformatico.net/linux/txt" text:style-name="Internet_20_link" text:visited-style-name="Visited_20_Internet_20_Link"><text:span text:style-name="Source_20_Text"><text:span text:style-name="T22">txt</text:span></text:span></text:a><text:span text:style-name="Source_20_Text"><text:span text:style-name="T22"> parte-</text:span></text:span></text:p>
      <text:p text:style-name="Text_20_body"><text:soft-page-break/>Esta sentencia me arrojara lo siguiente:</text:p>
      <text:p text:style-name="Quotations">parte-a parte-b parte-c hasta que el archivo quede completamente dividido</text:p>
      <text:p text:style-name="Text_20_body">Si desea pegar las partes lo puede hacer muy facilmente usando cat.</text:p>
      <text:p text:style-name="Quotations">cat parte-a parte-b parte-c &gt; todocompleto.txt</text:p>
      <text:p text:style-name="P63"><text:span text:style-name="Source_20_Text"><text:span text:style-name="T20">25.- Crear un grupo</text:span></text:span></text:p>
      <text:p text:style-name="P62">groupadd desarrollo </text:p>
      <text:p text:style-name="P63"><text:span text:style-name="Source_20_Text"><text:span text:style-name="T20">26.- Crear un usuario</text:span></text:span></text:p>
      <text:p text:style-name="P62">adduser lgiron</text:p>
      <text:p text:style-name="P63"><text:span text:style-name="Source_20_Text"><text:span text:style-name="T20">27.- Agregar un Usuario a un grupo</text:span></text:span></text:p>
      <text:p text:style-name="P62">adduser lgiron desarrollo</text:p>
      <text:p text:style-name="P62"><text:span text:style-name="T3">28.- </text:span><text:a xlink:type="simple" xlink:href="http://usuariodebian.blogspot.com/2008/07/photorec-recupera-datos-borrados.html" text:style-name="Internet_20_link" text:visited-style-name="Visited_20_Internet_20_Link"><text:span text:style-name="T3">PhotoRec - recupera datos borrados</text:span></text:a><text:span text:style-name="T3"> </text:span></text:p>
      <text:p text:style-name="Text_20_body"><text:span text:style-name="T2">PhotoRec</text:span> y <text:span text:style-name="T2">TestDisk</text:span> son aplicaciones totalmente independientes aunque van unidas en un único paquete para que el usuario pueda hacer uso de ambas.<text:line-break/><text:line-break/><text:span text:style-name="T2">PhotoRec</text:span> lo usamos para recuperar ficheros que hemos borrado por error<text:span text:style-name="T2"><text:line-break/>TestDisk</text:span> los usamos para reparar errores en el disco duro. <text:a xlink:type="simple" xlink:href="http://usuariodebian.blogspot.com/2008/06/testdisk-repara-tu-disco-duro.html" text:style-name="Internet_20_link" text:visited-style-name="Visited_20_Internet_20_Link">(enlace al manual)</text:a><text:line-break/><text:line-break/><text:span text:style-name="T2">Instalación de los programas.<text:line-break/><text:line-break/></text:span>Como he indicado antes ambos programas vienen en un mismo paquete, con lo cual la instalación es muy facil, y como siempre hacemos ejecutamos synaptic para la instalación de los programas, o bien desde consola con el siguiente comando:<text:line-break/><text:line-break/>#<text:span text:style-name="T62">apt-get install testdisk</text:span></text:p>
      <text:p text:style-name="Standard"><text:span text:style-name="Source_20_Text"><text:span text:style-name="T20"/></text:span></text:p>
      <text:p text:style-name="Standard"><text:span text:style-name="Source_20_Text"><text:span text:style-name="T20">29.- Activar teclado numérico por defecto</text:span></text:span></text:p>
      <text:p text:style-name="Standard"><text:span text:style-name="Source_20_Text"><text:span text:style-name="T63">yum install -y numlockx</text:span></text:span><text:span text:style-name="Source_20_Text"><text:span text:style-name="T22"><text:line-break/>Activación: Por terminal.<text:line-break/><text:line-break/></text:span></text:span><text:span text:style-name="Source_20_Text"><text:span text:style-name="T63">$ numlockx on</text:span></text:span><text:span text:style-name="Source_20_Text"><text:span text:style-name="T20"><text:line-break/></text:span></text:span></text:p>
      <text:p text:style-name="Standard"><text:span text:style-name="Source_20_Text"><text:span text:style-name="T20">30.- APT-GE <text:s/>- <text:s/>APTITUDE</text:span></text:span></text:p>
      <text:p text:style-name="Standard"><text:span text:style-name="Source_20_Text"><text:span text:style-name="T22"/></text:span></text:p>
      <text:p text:style-name="Standard"><text:span text:style-name="Source_20_Text"><text:span text:style-name="T22">apt-get: Instala (install) y elimina (remove)paquetes en tu sistema, también permita actualizar las listas de paquetes o el propio software. ejempo, sudo apt-get install amarok-kde4 ,o en su caso desinstalar sudo apt-get remove amarok-kde4.<text:line-break/></text:span></text:span><text:bookmark text:name="fullpost"/><text:span text:style-name="Source_20_Text"><text:span text:style-name="T22"><text:line-break/>Hay un gran problema con apt-get (que sólo recientemente ha comenzado a solucionarse) a la hora de eliminar paquetes: apt-get trabaja muy bien identificando qué dependencias necesitan ser instaladas para que funcione un paquete determinado, pero falla miserablemente a la hora de eliminar dicho paquete. ‘apt-get remove’ elimina los paquetes </text:span></text:span><text:soft-page-break/><text:span text:style-name="Source_20_Text"><text:span text:style-name="T22">indicados, pero deja sus dependencias, aunque éstas queden huérfanas (ningún paquete de tu sistema las necesita). Para esto se pueden usar los siguientes comandos:<text:line-break/><text:line-break/>01- sudo apt-get remove “nombre-del-paquete”<text:line-break/>02- sudo apt-get purge “nombre-del-paquete”<text:line-break/>03- sudo apt-get clean “nombre-del-paquete”<text:line-break/><text:line-break/>Lo que estamos haciendo es lo siguiente, en el paso uno le pedimos que nos desinstale el paquete elegido, en el paso dos que borre los archivos de configuración de ese paquete y por último, en el paso tres, que elimine del disco los archivos descargados para la instalación (si pensamos volver a instalar este paquete y nos sobra espacio en el disco no haría falta hacer este último paso, pero si quieres mantener tu Ubuntu/Kubuntu limpio, sería recomendable.)<text:line-break/><text:line-break/>Por otro lado existe una herramienta mejor llamada Aptitude que es una “versión avanzada” de apt. Guarda un log de todas las acciones realizadas en la ruta /var/log/aptitude, eso nos permite ver exactamente donde nos hemos equivocado.<text:line-break/><text:line-break/>A la hora de arreglar problemas con aptitude es mas fácil volver a la versión anterior de un paquete instalado, supongamos que por ejemplo actualizas el xserver-xorg y te da un grave fallo que no te deja acceder al entorno gráfico, no pasa nada, en vez de hacer un sudo dpkg reconfigure xserver-xorg que es un rollo, podremos hacer lo siguiente ejecutar sudo aptitude remove paquete que, entre otras, nos ofrece la posibilidad de volver a la versión anterior que teníamos instalada. Y una ventaja más es que desde sus comienzos, aptitude ha sido capaz de resolver el problema de las dependencias huérfanas.<text:line-break/><text:line-break/>aptitude: Al ejecutarlo sin argumentos muestra una interfaz para buscar, navegar, instalar, actualizar y realizar otras tareas de administración de paquetes.<text:line-break/>aptitude install "programa y/o paquete": Instala software en tu sistema, junto con las dependencias necesarias.<text:line-break/>aptitude remove "programa y/o paquete": Elimina paquetes junto con las dependencias que queden huérfanas.<text:line-break/>aptitude purge: Elimina paquetes y dependencias huérfanas junto con los ficheros de configuración.<text:line-break/>aptitude update: Actualiza las listas de paquetes locales.<text:line-break/>aptitude upgrade: Actualiza los paquetes disponibles.<text:line-break/>aptitude clean: Elimina los ficheros que fué necesario descargar para instalar software en tu sistema.<text:line-break/><text:line-break/>Aunque las órdenes apt-get y aptitude sean distintas, ambas son equivalentes a la hora de instalar paquetes o o actualizar las listas de éstos, pues ambas usan los repositorios en /etc/apt/sources.list para recibir e instalar software.<text:line-break/><text:line-break/></text:span></text:span><text:span text:style-name="Source_20_Text"><text:span text:style-name="T20">* Nota: respecto al update o upgrade</text:span></text:span><text:span text:style-name="Source_20_Text"><text:span text:style-name="T22">: con el update actualizas la lista de paquetes para que el upgrade los identifique e instale en tu máquina. Siempre hay que hacer primero un update para actualizar las listas y después el upgrade para descargar los paquetes últimos.<text:line-break/></text:span></text:span></text:p>
      <text:p text:style-name="Standard"><text:span text:style-name="Source_20_Text"><text:span text:style-name="T22"/></text:span></text:p>
      <text:p text:style-name="Standard"><text:span text:style-name="Source_20_Text"><text:span text:style-name="T22"/></text:span></text:p>
      <text:p text:style-name="Standard"><text:soft-page-break/><text:span text:style-name="Source_20_Text"><text:span text:style-name="T20">vi:</text:span></text:span></text:p>
      <text:p text:style-name="Standard"><text:span text:style-name="Source_20_Text"><text:span text:style-name="T22">1.- Crear ventanas: sp;vsp</text:span></text:span></text:p>
      <text:p text:style-name="Standard"><text:span text:style-name="Source_20_Text"><text:span text:style-name="T22">2.- Navegar por las ventanas: Ctrl+w+[h|j|k|L]</text:span></text:span></text:p>
      <text:p text:style-name="Standard"><text:span text:style-name="Source_20_Text"><text:span text:style-name="T22">3.- Eliminar saltos de carro: %s/\r//g</text:span></text:span></text:p>
      <text:p text:style-name="Standard"><text:span text:style-name="Source_20_Text"><text:span text:style-name="T22">4.- Selección en Bloque: (Sin estar en modo edición)CTRL+ v(minúsculao mayúscula)+seleccionar bloque de texto+y(para copiar)+p(para pegar) lo seleccionado.</text:span></text:span></text:p>
      <text:p text:style-name="Standard"><text:span text:style-name="Source_20_Text"><text:span text:style-name="T22">5.- Selección de palabra: (Sin estar en modo edición) v(minúscula)+seleccionar fragmento de texto+y(para copiar)+p(para pegar) lo seleccionado.</text:span></text:span></text:p>
      <text:p text:style-name="Standard"><text:span text:style-name="Source_20_Text"><text:span text:style-name="T22"/></text:span></text:p>
      <text:p text:style-name="Standard"><text:span text:style-name="Source_20_Text"><text:span text:style-name="T22"/></text:span></text:p>
      <text:p text:style-name="Standard"><text:span text:style-name="Source_20_Text"><text:span text:style-name="T20">31.- Cómo formatear Pendrive</text:span></text:span></text:p>
      <text:p text:style-name="Standard"><text:span text:style-name="Source_20_Text"><text:span text:style-name="T22"/></text:span></text:p>
      <text:p text:style-name="Standard"><text:span text:style-name="Source_20_Text"><text:span text:style-name="T22">#fdisk -l</text:span></text:span></text:p>
      <text:p text:style-name="Standard"><text:span text:style-name="Source_20_Text"><text:span text:style-name="T22">(para verificar en que partición está montado el pendrive)</text:span></text:span></text:p>
      <text:p text:style-name="Standard"><text:span text:style-name="Source_20_Text"><text:span text:style-name="T22">#umount /media/nombre_que_le_coloca_el_sistema</text:span></text:span></text:p>
      <text:p text:style-name="Standard"><text:span text:style-name="Source_20_Text"><text:span text:style-name="T22">#mkfs.vat /dev/sdverga (según el sistema operativo)</text:span></text:span></text:p>
      <text:p text:style-name="Standard"><text:span text:style-name="Source_20_Text"><text:span text:style-name="T22"/></text:span></text:p>
      <text:p text:style-name="Standard"><text:span text:style-name="Source_20_Text"><text:span text:style-name="T22">Ejemplo=</text:span></text:span></text:p>
      <text:p text:style-name="Standard"><text:span text:style-name="Source_20_Text"><text:span text:style-name="T22">#fdisk -l</text:span></text:span></text:p>
      <text:p text:style-name="Standard"><text:span text:style-name="Source_20_Text"><text:span text:style-name="T22">Disk /dev/sda: 1000.2 GB, 1000203804160 bytes<text:line-break/>255 heads, 63 sectors/track, 121601 cylinders, 1953523055 sectores en total<text:line-break/>Units = sectores of 1 * 512 = 512 bytes<text:line-break/>Sector size (logical/physical): 512 bytes / 512 bytes<text:line-break/>I/O size (minimum/optimal): 512 bytes / 512 bytes<text:line-break/>Identificador del disco: 0xfd51fd51<text:line-break/><text:line-break/>Disposit. Inicio Comienzo Fin Bloques Id Sistema<text:line-break/>/dev/sda1 63 249425189 124712563+ 7 HPFS/NTFS/exFAT<text:line-break/>/dev/sda2 * 249425920 288487423 19530752 83 Linux<text:line-break/>/dev/sda3 288489470 1953521663 832516097 5 Extendida<text:line-break/>/dev/sda5 1951569920 1953521663 975872 82 Linux swap / Solaris<text:line-break/>/dev/sda6 288489472 1951569919 831540224 83 Linux<text:line-break/><text:line-break/>Las entradas de la tabla de particiones no están en el orden del disco<text:line-break/><text:line-break/>Disk /dev/sdb: 250.1 GB, 250059350016 bytes<text:line-break/>255 heads, 63 sectors/track, 30401 cylinders, 488397168 sectores en total<text:line-break/>Units = sectores of 1 * 512 = 512 bytes<text:line-break/>Sector size (logical/physical): 512 bytes / 512 bytes<text:line-break/>I/O size (minimum/optimal): 512 bytes / 512 bytes<text:line-break/>Identificador del disco: 0xb18e4828<text:line-break/><text:line-break/>Disposit. Inicio Comienzo Fin Bloques Id Sistema<text:line-break/>/dev/sdb1 63 488392064 244196001 7 HPFS/NTFS/exFAT<text:line-break/><text:line-break/>Disco /dev/sdc: 8222 MB, 8222932992 bytes<text:line-break/>183 heads, 15 sectors/track, 5850 cylinders, 16060416 sectores en total<text:line-break/>Units = sectores of 1 * 512 = 512 bytes<text:line-break/>Sector size (logical/physical): 512 bytes / 512 bytes<text:line-break/></text:span></text:span><text:soft-page-break/><text:span text:style-name="Source_20_Text"><text:span text:style-name="T22">I/O size (minimum/optimal): 512 bytes / 512 bytes<text:line-break/>Identificador del disco: 0x0003fa02<text:line-break/></text:span></text:span></text:p>
      <text:p text:style-name="Standard"><text:span text:style-name="Source_20_Text"><text:span text:style-name="T22">Disposit. Inicio Comienzo Fin Bloques Id Sistema<text:line-break/>/dev/sdc1 * 8192 16060415 80261</text:span></text:span></text:p>
      <text:p text:style-name="Standard"><text:span text:style-name="Source_20_Text"><text:span text:style-name="T22"># cd /media/<text:line-break/>Podemos listarlo para ver que tenemos.<text:line-break/># ls<text:line-break/><text:line-break/>2E4C-FB24 cdrom cdrom0 Iomega HDD<text:line-break/><text:line-break/>En negrita tenemos el pendrive, asi que lo desmontamos.<text:line-break/># umount /media/2E4C-FB24</text:span></text:span></text:p>
      <text:p text:style-name="Standard"><text:span text:style-name="Source_20_Text"><text:span text:style-name="T22"># mkfs.vfat /dev/sdc1</text:span></text:span></text:p>
      <text:p text:style-name="Standard"><text:span text:style-name="Source_20_Text"><text:span text:style-name="T22">(mkfs -t [ext3|vfat] /dev/sdc)</text:span></text:span></text:p>
      <text:p text:style-name="P83"><text:span text:style-name="Source_20_Text"><text:span text:style-name="T23">mkfs.fat -I /dev/sdb</text:span></text:span></text:p>
      <text:p text:style-name="P83"><text:span text:style-name="Source_20_Text"><text:span text:style-name="T23"/></text:span></text:p>
      <text:p text:style-name="Standard"><text:span text:style-name="Source_20_Text"><text:span text:style-name="T22"/></text:span></text:p>
      <text:h text:style-name="Heading_20_1" text:outline-level="1"><text:span text:style-name="Source_20_Text"><text:span text:style-name="T24">32.- Como agregar un usuario a un grupo</text:span></text:span></text:h>
      <text:p text:style-name="Preformatted_20_Text"><text:span text:style-name="Source_20_Text"><text:span text:style-name="T22">usermod -a -G &lt;nombre del grupo&gt; &lt;nombre de usuario&gt;</text:span></text:span></text:p>
      <text:p text:style-name="Preformatted_20_Text"><text:span text:style-name="Source_20_Text"><text:span text:style-name="T22"/></text:span></text:p>
      <text:h text:style-name="Heading_20_1" text:outline-level="1"><text:span text:style-name="Source_20_Text"><text:span text:style-name="T26">33.- Averiguar a qué grupos pertenece un usuario</text:span></text:span></text:h>
      <text:p text:style-name="Preformatted_20_Text"><text:span text:style-name="Source_20_Text"><text:span text:style-name="T11">groups</text:span></text:span><text:span text:style-name="Source_20_Text"><text:span text:style-name="T64"> usuario</text:span></text:span></text:p>
      <text:p text:style-name="Text_20_body"><text:span text:style-name="Source_20_Text"><text:span text:style-name="T26"/></text:span></text:p>
      <text:p text:style-name="Preformatted_20_Text"><text:span text:style-name="Source_20_Text"><text:span text:style-name="T25">34.- Modificar PATH</text:span></text:span></text:p>
      <text:p text:style-name="Preformatted_20_Text"><text:span text:style-name="Source_20_Text"><text:span text:style-name="T25"/></text:span></text:p>
      <text:p text:style-name="Preformatted_20_Text"><text:span text:style-name="Source_20_Text"><text:span text:style-name="T49">En el archivo ~/.bashrc, escribir:</text:span></text:span></text:p>
      <text:p text:style-name="Preformatted_20_Text"><text:span text:style-name="Source_20_Text"><text:span text:style-name="T49">PATH="$PATH":/opt/PostgreSQL/9.1/bin <text:s/>(por ejemplo)</text:span></text:span></text:p>
      <text:p text:style-name="Preformatted_20_Text"><text:span text:style-name="Source_20_Text"><text:span text:style-name="T49">export PATH</text:span></text:span></text:p>
      <text:p text:style-name="Preformatted_20_Text"><text:span text:style-name="Source_20_Text"><text:span text:style-name="T25"/></text:span></text:p>
      <text:p text:style-name="Preformatted_20_Text"><text:span text:style-name="Source_20_Text"><text:span text:style-name="T25">Archivo group:</text:span></text:span></text:p>
      <text:p text:style-name="Preformatted_20_Text"><text:span text:style-name="Source_20_Text"><text:span text:style-name="T25"/></text:span></text:p>
      <text:p text:style-name="P18"><text:span text:style-name="Source_20_Text"><text:span text:style-name="T50">El archivo </text:span></text:span><text:span text:style-name="Strong_20_Emphasis"><text:span text:style-name="Source_20_Text"><text:span text:style-name="T65">/etc/group</text:span></text:span></text:span><text:span text:style-name="Source_20_Text"><text:span text:style-name="T50"> contiene una lista de los grupos existentes, cada línea por grupo. Cada entrada de grupo en el archivo tiene cuatro campos estándar, con cada uno de ellos delimitado por dos puntos, como el los archivos </text:span></text:span><text:span text:style-name="Source_20_Text"><text:span text:style-name="T66">/etc/passwd</text:span></text:span><text:span text:style-name="Source_20_Text"><text:span text:style-name="T50"> y </text:span></text:span><text:span text:style-name="Source_20_Text"><text:span text:style-name="T66">/etc/shadow</text:span></text:span><text:span text:style-name="Source_20_Text"><text:span text:style-name="T50">. Cada usuario del sistema pertenece por lo menos a un grupo, considerándose a ése como el grupo predeterminado del usuario. Entonces, si es necesario, los usuarios se pueden asignar a grupos adicionales. Recordemos que el archivo </text:span></text:span><text:span text:style-name="Source_20_Text"><text:span text:style-name="T66">/etc/passwd</text:span></text:span><text:span text:style-name="Source_20_Text"><text:span text:style-name="T50"> contiene la ID del grupo predeterminado (GID) de cada usuario. Esta GID se aplica al nombre del grupo y otros miembros del mismo en el archivo </text:span></text:span><text:span text:style-name="Source_20_Text"><text:span text:style-name="T66">/etc/group</text:span></text:span><text:span text:style-name="Source_20_Text"><text:span text:style-name="T50">. Asi como también, algo bien importante de mencionar es que la GID debe ser única para cada grupo.<text:line-break/>Asimismo, como en el archivo </text:span></text:span><text:span text:style-name="Source_20_Text"><text:span text:style-name="T66">/etc/passwd</text:span></text:span><text:span text:style-name="Source_20_Text"><text:span text:style-name="T50">, el mundo debe poder leer el archivo de grupos, de modo que las aplicaciones puedan probarse por asociaciones entre usuarios y grupos. Los campos para cada línea en el archivo </text:span></text:span><text:span text:style-name="Source_20_Text"><text:span text:style-name="T66">/etc/group</text:span></text:span><text:span text:style-name="Source_20_Text"><text:span text:style-name="T50"> son:</text:span></text:span></text:p>
      <text:list xml:id="list9174091518661762693" text:style-name="L1">
        <text:list-item>
          <text:p text:style-name="P77">Nombre del grupo. El nombre del grupo. </text:p>
        </text:list-item>
        <text:list-item>
          <text:p text:style-name="P77">Contraseña del grupo. Ésta es opcional, pero si se fija permite que usuarios que no son parte del grupo se unan al mismo. </text:p>
        </text:list-item>
        <text:list-item>
          <text:p text:style-name="P77"><text:soft-page-break/>ID del grupo (GID). El equivalente numérico del nombre del grupo. </text:p>
        </text:list-item>
        <text:list-item>
          <text:p text:style-name="P69">Miembros del grupo. Todos los nombres de usuario que pertenecen al grupo, en forma de lista separada por comas. </text:p>
        </text:list-item>
      </text:list>
      <text:p text:style-name="Text_20_body">Acontinuación un ejemplo de una entrada en el archivo <text:span text:style-name="Source_20_Text">/etc/group</text:span> para el grupo <text:span text:style-name="Strong_20_Emphasis">sys</text:span>:</text:p>
      <text:p text:style-name="Text_20_body"><text:span text:style-name="Source_20_Text">sys:x:3:root,bin,a</text:span></text:p>
      <text:p text:style-name="Preformatted_20_Text"><text:span text:style-name="Source_20_Text"><text:span text:style-name="T20">32.- Exportar proxy (para hacer aptitude update)</text:span></text:span></text:p>
      <text:p text:style-name="Standard"><text:span text:style-name="Source_20_Text"><text:span text:style-name="T22">#export http_proxy=http://192.168.0.5:8080</text:span></text:span></text:p>
      <text:p text:style-name="Standard"><text:span text:style-name="Source_20_Text"><text:span text:style-name="T22">export http_proxy=</text:span></text:span><text:bookmark text:name="OBJ_PREFIX_DWT26"/><text:bookmark text:name="OBJ_PREFIX_DWT27"/><text:a xlink:type="simple" xlink:href="http://192.168.0.5:8080/" office:target-frame-name="_blank" xlink:show="new" text:style-name="Internet_20_link" text:visited-style-name="Visited_20_Internet_20_Link"><text:span text:style-name="Source_20_Text"><text:span text:style-name="T22">http://192.168.0.5:8080</text:span></text:span></text:a></text:p>
      <text:p text:style-name="Standard"><text:span text:style-name="Source_20_Text"><text:span text:style-name="T22"/></text:span></text:p>
      <text:p text:style-name="Standard"><text:span text:style-name="Source_20_Text"><text:span text:style-name="T20">33.- Actualizar FireFox para reproducir Videos Youtube:</text:span></text:span></text:p>
      <text:h text:style-name="Heading_20_1" text:outline-level="1"><text:bookmark text:name="w_instalar-manualmente-el-plugin-flash"/><text:span text:style-name="Source_20_Text"><text:span text:style-name="T50">Instalar manualmente el plugin Flash</text:span></text:span></text:h>
      <text:list xml:id="list2927472638921600580" text:style-name="L2">
        <text:list-item>
          <text:p text:style-name="P78">Ve a <text:a xlink:type="simple" xlink:href="http://get.adobe.com/flashplayer" text:style-name="Internet_20_link" text:visited-style-name="Visited_20_Internet_20_Link">la página de descargas de Flash Player</text:a> en Adobe<office:annotation><dc:date>2013-03-05T14:13:19</dc:date><text:p/></office:annotation>.com y descarga el instalador de Flash. </text:p>
          <text:p text:style-name="P78"><text:span text:style-name="Strong_20_Emphasis">Atención</text:span>: La página de descargas de Adobe puede incluir una casilla de verificación para instalar software opcional (como Google Chrome o McAfee Security Scan) que está seleccionada de forma predeterminada. Si no desmarcas esta casilla antes de iniciar la descarga, este software se instalará en tu equipo cuando abras el instalador de Flash. </text:p>
        </text:list-item>
        <text:list-item>
          <text:p text:style-name="P78">Cuando haya finalizado la descarga, cierra Firefox. En la parte superior de la ventana de Firefox, haz clic en el botón Firefox y selecciona Salir. En la parte superior de la ventana de Firefox, elige el menú Archivo y selecciona Salir. En la barra de menú, selecciona Firefox y a continuación Salir de Firefox. En la parte superior de la ventana de Firefox, haz clic en el menú Archivo y selecciona Salir. </text:p>
        </text:list-item>
        <text:list-item>
          <text:p text:style-name="P70">Abre el archivo que descargaste y sigue las instrucciones del instalador. </text:p>
        </text:list-item>
      </text:list>
      <text:p text:style-name="Text_20_body"><text:span text:style-name="Strong_20_Emphasis">Nota</text:span>: Si estás experimentando problemas con el instalador de Flash desde la página de Adobe, puedes descargar el <text:a xlink:type="simple" xlink:href="http://download.macromedia.com/get/flashplayer/current/licensing/win/install_flash_player_11_plugin.exe" text:style-name="Internet_20_link" text:visited-style-name="Visited_20_Internet_20_Link">instalador completo de Flash Player</text:a> directamente desde Adobe<office:annotation><dc:date>2013-03-05T14:13:19</dc:date><text:p/></office:annotation>.com. </text:p>
      <text:list xml:id="list2622960413016125852" text:style-name="L3">
        <text:list-item>
          <text:p text:style-name="P79">Accede a <text:a xlink:type="simple" xlink:href="http://get.adobe.com/flashplayer" text:style-name="Internet_20_link" text:visited-style-name="Visited_20_Internet_20_Link">la página de descargas de Flash Player</text:a> en Adobe<office:annotation><dc:date>2013-03-05T14:13:19</dc:date><text:p/></office:annotation>.com y descarga el instalador Flash. </text:p>
        </text:list-item>
        <text:list-item>
          <text:p text:style-name="P79">En la parte superior de la ventana de Firefox, haz clic en el botón Firefox y selecciona SalirEn la parte superior de la ventana de Firefox, elige el menú Archivo y selecciona SalirEn la barra de menú, selecciona Firefox y a continuación Salir de FirefoxEn la parte superior de la ventana de Firefox, haz clic en el menú Archivo y selecciona Salir. </text:p>
        </text:list-item>
        <text:list-item>
          <text:p text:style-name="P71">Abre el archivo que te descargaste (por ejemplo install_flash_player_osx_intel.dmg) </text:p>
        </text:list-item>
      </text:list>
      <text:p text:style-name="Text_20_body">o flashplayer10_1r102_64_ub_mac.dmg). </text:p>
      <text:list xml:id="list3028035422685220193" text:style-name="L4">
        <text:list-item>
          <text:p text:style-name="P72">En el Finder, abre la Install Adobe Flash Player.app para ejecutar el instalador, a continuación sigue sus instrucciones. </text:p>
        </text:list-item>
      </text:list>
      <text:list xml:id="list7182029500482355482" text:style-name="L5">
        <text:list-item>
          <text:p text:style-name="P80">Ve a <text:a xlink:type="simple" xlink:href="http://get.adobe.com/flashplayer" text:style-name="Internet_20_link" text:visited-style-name="Visited_20_Internet_20_Link">la página de descargas de Flash Player</text:a> en Adobe<office:annotation><dc:date>2013-03-05T14:13:19</dc:date><text:p/></office:annotation>.com. </text:p>
        </text:list-item>
        <text:list-item>
          <text:p text:style-name="P80">En la parte superior de la ventana de Firefox, haz clic en el botón Firefox y selecciona SalirEn la parte superior de la ventana de Firefox, elige el menú Archivo y selecciona SalirEn la barra de menú, selecciona Firefox y a continuación Salir de FirefoxEn la parte superior de la ventana de Firefox, haz clic en el menú Archivo y selecciona Salir. </text:p>
        </text:list-item>
        <text:list-item>
          <text:p text:style-name="P80">Cuando te lo solicite, guarda el archivo, por ejemplo install_flash_player_"versión"_linux."procesador".tar.gz). </text:p>
        </text:list-item>
        <text:list-item>
          <text:p text:style-name="P80">Abre una ventana Terminal (en Gnome, haz clic en el menú Aplicaciones, selecciona Accesorios y, a continuación, Terminal). </text:p>
        </text:list-item>
        <text:list-item>
          <text:p text:style-name="P80">En la ventana Terminal, cambia al directorio donde guardaste el archivo descargado (por ejemplo <text:span text:style-name="Emphasis"><text:span text:style-name="Strong_20_Emphasis">cd /home/user/Downloads</text:span></text:span>). </text:p>
        </text:list-item>
        <text:list-item>
          <text:p text:style-name="P80"><text:soft-page-break/>Extrae libflashplayer.so del archivo que te descargaste con la orden <text:span text:style-name="Emphasis"><text:span text:style-name="Strong_20_Emphasis">tar -zxvf install_flash_player_"versión"_linux."procesador".tar.gz</text:span></text:span>. </text:p>
        </text:list-item>
        <text:list-item>
          <text:p text:style-name="P73">Como <text:a xlink:type="simple" xlink:href="http://help.ubuntu.com/community/RootSudo" text:style-name="Internet_20_link" text:visited-style-name="Visited_20_Internet_20_Link">superusuario</text:a>, copia el archivo extraído, libflashplayer.so, al subdirectorio plugins del directorio de la instalación de Firefox. Por ejemplo, si Firefox está instalado en /usr/lib/mozilla, utiliza el comando <text:span text:style-name="Emphasis"><text:span text:style-name="Strong_20_Emphasis">sudo cp libflashplayer.so /usr/lib/mozilla/plugins</text:span></text:span> y después escribe tu contraseña de superusuario cuando te lo solicite. <text:line-break/><text:line-break/> http://support.cdn.mozilla.net/media/uploads/gallery/images/0a85171f1802a3b0d9f46ffb997ddc02-1260326970-447-1.png"&gt;<text:a xlink:type="simple" xlink:href="http://support.cdn.mozilla.net/media/uploads/gallery/images/0a85171f1802a3b0d9f46ffb997ddc02-1260326970-447-1.png%3C/a%3E" text:style-name="Internet_20_link" text:visited-style-name="Visited_20_Internet_20_Link">support.cdn.mozilla.net/media/uploads/gallery/images/0a85171f1802a3b0d9f46ffb997ddc02-1260326970-447-1.png</text:a>" alt="0a85171f1802a3b0d9f46ffb997ddc02-1260326970-447-1.png" title="" /&gt;<office:annotation><dc:date>2013-03-05T14:13:19</dc:date><text:p>HTML: &lt;/noscript&gt;</text:p></office:annotation> </text:p>
        </text:list-item>
      </text:list>
      <text:h text:style-name="P64" text:outline-level="1"><text:bookmark text:name="w_mantener-flash-actualizado"/>Mantener Flash actualizado</text:h>
      <text:p text:style-name="Text_20_body"><text:span text:style-name="T65">La versión más reciente del plugin de Flash deberá rendir mejor y colgarse con menos frecuencia. Si quieres comprobar si Flash está actualizado, visita la página </text:span><text:a xlink:type="simple" xlink:href="http://www.mozilla.com/plugincheck/" text:style-name="Internet_20_link" text:visited-style-name="Visited_20_Internet_20_Link"><text:span text:style-name="T65">Plugin Check</text:span></text:a><text:span text:style-name="T65"> de Mozilla. </text:span><text:span text:style-name="Strong_20_Emphasis"><text:span text:style-name="T65">Si dice que Flash tiene que actualizarse, instala la última versión manualmente siguiendo los pasos de la sección anterior.</text:span></text:span><text:span text:style-name="T65"> </text:span></text:p>
      <text:p text:style-name="P53"><text:span text:style-name="Source_20_Text"><text:span text:style-name="T21"/></text:span></text:p>
      <text:p text:style-name="P53"><text:span text:style-name="Source_20_Text"><text:span text:style-name="T21">34.- Enlace Simbólico</text:span></text:span></text:p>
      <text:p text:style-name="Standard"><text:span text:style-name="Source_20_Text"><text:span text:style-name="T22"/></text:span></text:p>
      <text:p text:style-name="P53"><text:span text:style-name="Source_20_Text"><text:span text:style-name="T51">U</text:span></text:span><text:span text:style-name="Source_20_Text"><text:span text:style-name="T52">bicarse en el directorio </text:span></text:span><text:span text:style-name="Source_20_Text"><text:span text:style-name="T51">donde queremos crear el enlace simbólico escribir:</text:span></text:span></text:p>
      <text:p text:style-name="P54"><text:span text:style-name="Source_20_Text"><text:span text:style-name="T51">ln -s /ruta_referida/carpeta</text:span></text:span></text:p>
      <text:p text:style-name="P55"><text:span text:style-name="Source_20_Text"><text:span text:style-name="T51">al hacer un ls, el sistema nos mostrará carpeta como parte del directorio pero en realidad es un acceso (o enlace) a esa carpeta.</text:span></text:span></text:p>
      <text:p text:style-name="Standard"><text:span text:style-name="Source_20_Text"><text:span text:style-name="T50"/></text:span></text:p>
      <text:p text:style-name="P56"><text:span text:style-name="Source_20_Text"><text:span text:style-name="T27">35. Colocar IP fija en un servidor</text:span></text:span></text:p>
      <text:p text:style-name="P56"><text:span text:style-name="Source_20_Text"><text:span text:style-name="T53"/></text:span></text:p>
      <text:p text:style-name="P56"><text:span text:style-name="Source_20_Text"><text:span text:style-name="T53">En debian o sus otros clones existe un archivo llamado interfaces este contiene la información de cada una de nuestras “interfaces” disponibles en nuestro sistema.</text:span></text:span></text:p>
      <text:p text:style-name="P56"><text:span text:style-name="Source_20_Text"><text:span text:style-name="T53"/></text:span></text:p>
      <text:p text:style-name="P56"><text:span text:style-name="Source_20_Text"><text:span text:style-name="T53">La ubicacion del archivo interfaces en debian esta ubicado en /etc/network/interfaces</text:span></text:span></text:p>
      <text:p text:style-name="P56"><text:span text:style-name="Source_20_Text"><text:span text:style-name="T53"/></text:span></text:p>
      <text:p text:style-name="P56"><text:span text:style-name="Source_20_Text"><text:span text:style-name="T53">Para editarlo lo hacemos de la siguiente forma</text:span></text:span></text:p>
      <text:p text:style-name="P56"><text:span text:style-name="Source_20_Text"><text:span text:style-name="T53">sudo nano /etc/network/interfaces</text:span></text:span></text:p>
      <text:p text:style-name="P56"><text:span text:style-name="Source_20_Text"><text:span text:style-name="T53"/></text:span></text:p>
      <text:p text:style-name="P56"><text:span text:style-name="Source_20_Text"><text:span text:style-name="T53">Si queremos asignar una ip tendremos que modificar lo que aparece en el campo donde nos indica el nombre de la interfas , en este caso eth0</text:span></text:span></text:p>
      <text:p text:style-name="P56"><text:span text:style-name="Source_20_Text"><text:span text:style-name="T53">Así puede aparecer:</text:span></text:span></text:p>
      <text:p text:style-name="P56"><text:span text:style-name="Source_20_Text"><text:span text:style-name="T53">autoeth0</text:span></text:span></text:p>
      <text:p text:style-name="P56"><text:span text:style-name="Source_20_Text"><text:span text:style-name="T53">iface eth0 inet dhcp</text:span></text:span></text:p>
      <text:p text:style-name="P56"><text:span text:style-name="Source_20_Text"><text:span text:style-name="T53"/></text:span></text:p>
      <text:p text:style-name="P56"><text:span text:style-name="Source_20_Text"><text:span text:style-name="T53">Como comentamos anteriormente por defecto podemos encontrar que la interfas esta configurada para DHCP y como queremos ahora configurarla en forma estática tendremos</text:span></text:span></text:p>
      <text:p text:style-name="P56"><text:span text:style-name="Source_20_Text"><text:span text:style-name="T53">que modificar dhcp por static de la siguiente forma:</text:span></text:span></text:p>
      <text:p text:style-name="P56"><text:span text:style-name="Source_20_Text"><text:span text:style-name="T53">auto eth0</text:span></text:span></text:p>
      <text:p text:style-name="P56"><text:span text:style-name="Source_20_Text"><text:span text:style-name="T53">iface eth0 inet static</text:span></text:span></text:p>
      <text:p text:style-name="P56"><text:span text:style-name="Source_20_Text"><text:span text:style-name="T53"/></text:span></text:p>
      <text:p text:style-name="P56"><text:span text:style-name="Source_20_Text"><text:span text:style-name="T53">Bien.. ahora le entregaremos los datos de ip , mascara y puerta de enlace, siguiendo con el ejemplo anterior y en modo de ejemplo utilizaremos los datos del ejercicio anterior.</text:span></text:span></text:p>
      <text:p text:style-name="P56"><text:span text:style-name="Source_20_Text"><text:span text:style-name="T53">IP : 192.168.</text:span></text:span><text:span text:style-name="Source_20_Text"><text:span text:style-name="T54">1</text:span></text:span><text:span text:style-name="Source_20_Text"><text:span text:style-name="T53">.</text:span></text:span><text:span text:style-name="Source_20_Text"><text:span text:style-name="T54">1 (para un servidor, por ejemplo)</text:span></text:span></text:p>
      <text:p text:style-name="P56"><text:span text:style-name="Source_20_Text"><text:span text:style-name="T53">Netmask : 255.255.255.0</text:span></text:span></text:p>
      <text:p text:style-name="P56"><text:span text:style-name="Source_20_Text"><text:span text:style-name="T53">Puerta de enlace : 192.168.</text:span></text:span><text:span text:style-name="Source_20_Text"><text:span text:style-name="T54">1</text:span></text:span><text:span text:style-name="Source_20_Text"><text:span text:style-name="T53">.1 </text:span></text:span><text:span text:style-name="Source_20_Text"><text:span text:style-name="T54">(gateway)</text:span></text:span></text:p>
      <text:p text:style-name="P56"><text:soft-page-break/><text:span text:style-name="Source_20_Text"><text:span text:style-name="T53"/></text:span></text:p>
      <text:p text:style-name="P56"><text:span text:style-name="Source_20_Text"><text:span text:style-name="T53">Entonces queremos agregar estos datos en nuestro archivo de configuración /etc/network/interfaces, para esto tendremos que agregar después de la linea static lo siguiente.</text:span></text:span></text:p>
      <text:p text:style-name="P56"><text:span text:style-name="Source_20_Text"><text:span text:style-name="T53">auto eth0</text:span></text:span></text:p>
      <text:p text:style-name="P56"><text:span text:style-name="Source_20_Text"><text:span text:style-name="T53">iface eth0 inet static</text:span></text:span></text:p>
      <text:p text:style-name="P56"><text:span text:style-name="Source_20_Text"><text:span text:style-name="T53">address 192.168.</text:span></text:span><text:span text:style-name="Source_20_Text"><text:span text:style-name="T54">1</text:span></text:span><text:span text:style-name="Source_20_Text"><text:span text:style-name="T53">.</text:span></text:span><text:span text:style-name="Source_20_Text"><text:span text:style-name="T54">1</text:span></text:span></text:p>
      <text:p text:style-name="P56"><text:span text:style-name="Source_20_Text"><text:span text:style-name="T53">netmask 255.255.255.0</text:span></text:span></text:p>
      <text:p text:style-name="P56"><text:span text:style-name="Source_20_Text"><text:span text:style-name="T53">gateway 192.168.</text:span></text:span><text:span text:style-name="Source_20_Text"><text:span text:style-name="T54">1</text:span></text:span><text:span text:style-name="Source_20_Text"><text:span text:style-name="T53">.1</text:span></text:span></text:p>
      <text:p text:style-name="P56"><text:span text:style-name="Source_20_Text"><text:span text:style-name="T53"/></text:span></text:p>
      <text:p text:style-name="P56"><text:span text:style-name="Source_20_Text"><text:span text:style-name="T53">sudo /etc/init.d/networking restart</text:span></text:span></text:p>
      <text:p text:style-name="P56"><text:span text:style-name="Source_20_Text"><text:span text:style-name="T53"/></text:span></text:p>
      <text:p text:style-name="P58"><text:span text:style-name="Source_20_Text"><text:span text:style-name="T56">En Open Suse:</text:span></text:span></text:p>
      <text:p text:style-name="P58"><text:span text:style-name="Source_20_Text"><text:span text:style-name="T56"><text:s/>Yast <text:s/>-&gt; <text:s/>Dispositivos de Red <text:s/>-&gt; <text:s/>Ajysted de red <text:s/>-&gt; <text:s/>dejar método ifup</text:span></text:span></text:p>
      <text:p text:style-name="P58"><text:span text:style-name="Source_20_Text"><text:span text:style-name="T56"/></text:span></text:p>
      <text:p text:style-name="P58"><text:span text:style-name="Source_20_Text"><text:span text:style-name="T56">o</text:span></text:span></text:p>
      <text:p text:style-name="P58"><text:span text:style-name="Source_20_Text"><text:span text:style-name="T56"/></text:span></text:p>
      <text:p text:style-name="P58"><text:span text:style-name="Source_20_Text"><text:span text:style-name="T56">modificar el archivo /etc/sysconfig/network/ifcfg-eth0</text:span></text:span></text:p>
      <text:p text:style-name="P58"><text:span text:style-name="Source_20_Text"><text:span text:style-name="T56"/></text:span></text:p>
      <text:p text:style-name="P58"><text:span text:style-name="Source_20_Text"><text:span text:style-name="T56">y setear los valores de:</text:span></text:span></text:p>
      <text:p text:style-name="P58"><text:span text:style-name="Source_20_Text"><text:span text:style-name="T56"/></text:span></text:p>
      <text:p text:style-name="P58"><text:span text:style-name="Source_20_Text"><text:span text:style-name="T56">BOOTPROTO = dejarlo static</text:span></text:span></text:p>
      <text:p text:style-name="P58"><text:span text:style-name="Source_20_Text"><text:span text:style-name="T56">IPADDR = colocar el valor de la ip</text:span></text:span></text:p>
      <text:p text:style-name="P58"><text:span text:style-name="Source_20_Text"><text:span text:style-name="T56">NETMASK = 255.255.255.0</text:span></text:span></text:p>
      <text:p text:style-name="P58"><text:span text:style-name="Source_20_Text"><text:span text:style-name="T56">NETWORK = Si la IP es 192.168.1.1, sería 192.168.1.0</text:span></text:span></text:p>
      <text:p text:style-name="P58"><text:span text:style-name="Source_20_Text"><text:span text:style-name="T56"/></text:span></text:p>
      <text:p text:style-name="P57"><text:span text:style-name="Source_20_Text"><text:span text:style-name="T27">3</text:span></text:span><text:span text:style-name="Source_20_Text"><text:span text:style-name="T28">6</text:span></text:span><text:span text:style-name="Source_20_Text"><text:span text:style-name="T27">. Co</text:span></text:span><text:span text:style-name="Source_20_Text"><text:span text:style-name="T28">nectar dos máquinas punto a punto</text:span></text:span></text:p>
      <text:p text:style-name="P57"><text:span text:style-name="Source_20_Text"><text:span text:style-name="T28"/></text:span></text:p>
      <text:p text:style-name="P57"><text:span text:style-name="Source_20_Text"><text:span text:style-name="T39">1.- Instalar ssh en el servidor y en el cliente</text:span></text:span></text:p>
      <text:p text:style-name="P57"><text:span text:style-name="Source_20_Text"><text:span text:style-name="T39">2.- Conectar cable de red entre las 2 máquinas</text:span></text:span></text:p>
      <text:p text:style-name="P57"><text:span text:style-name="Source_20_Text"><text:span text:style-name="T39">3.- En el servidor colocar IP fija según 35:</text:span></text:span></text:p>
      <text:p text:style-name="P57"><text:span text:style-name="Source_20_Text"><text:span text:style-name="T39"/></text:span></text:p>
      <text:p text:style-name="P57"><text:span text:style-name="Source_20_Text"><text:span text:style-name="T39">editar /etc/network/interfaces y colocar:</text:span></text:span></text:p>
      <text:p text:style-name="P57"><text:span text:style-name="Source_20_Text"><text:span text:style-name="T39"/></text:span></text:p>
      <text:p text:style-name="P57"><text:span text:style-name="Source_20_Text"><text:span text:style-name="T53">auto eth0</text:span></text:span></text:p>
      <text:p text:style-name="P57"><text:span text:style-name="Source_20_Text"><text:span text:style-name="T53">iface eth0 inet static</text:span></text:span></text:p>
      <text:p text:style-name="P57"><text:span text:style-name="Source_20_Text"><text:span text:style-name="T53">address 192.168.</text:span></text:span><text:span text:style-name="Source_20_Text"><text:span text:style-name="T54">1</text:span></text:span><text:span text:style-name="Source_20_Text"><text:span text:style-name="T53">.</text:span></text:span><text:span text:style-name="Source_20_Text"><text:span text:style-name="T54">1</text:span></text:span></text:p>
      <text:p text:style-name="P57"><text:span text:style-name="Source_20_Text"><text:span text:style-name="T53">netmask 255.255.255.0</text:span></text:span></text:p>
      <text:p text:style-name="P57"><text:span text:style-name="Source_20_Text"><text:span text:style-name="T53">gateway 192.168.</text:span></text:span><text:span text:style-name="Source_20_Text"><text:span text:style-name="T54">1</text:span></text:span><text:span text:style-name="Source_20_Text"><text:span text:style-name="T53">.1</text:span></text:span></text:p>
      <text:p text:style-name="P57"><text:span text:style-name="Source_20_Text"><text:span text:style-name="T53"/></text:span></text:p>
      <text:p text:style-name="P57"><text:span text:style-name="Source_20_Text"><text:span text:style-name="T55">reiniciar servicio de red:</text:span></text:span></text:p>
      <text:p text:style-name="P57"><text:span text:style-name="Source_20_Text"><text:span text:style-name="T53">/etc/init.d/networking restart</text:span></text:span></text:p>
      <text:p text:style-name="P57"><text:span text:style-name="Source_20_Text"><text:span text:style-name="T55"/></text:span></text:p>
      <text:p text:style-name="P57"><text:span text:style-name="Source_20_Text"><text:span text:style-name="T55">4.- En el Cliente, configurar el editor de conexiones:</text:span></text:span></text:p>
      <text:p text:style-name="P57"><text:span text:style-name="Source_20_Text"><text:span text:style-name="T55"/></text:span></text:p>
      <text:p text:style-name="P57"><text:span text:style-name="Source_20_Text"><text:span text:style-name="T55">Añadir/Ajustes de IPv4/Método:Manual/IP del Cliente/Máscara de Red/Puerta de Enlace (gateway)</text:span></text:span></text:p>
      <text:p text:style-name="P57"><text:span text:style-name="Source_20_Text"><text:span text:style-name="T55"/></text:span></text:p>
      <text:p text:style-name="P57"><text:span text:style-name="Source_20_Text"><text:span text:style-name="T55">Dirección: 192.168.1.2</text:span></text:span></text:p>
      <text:p text:style-name="P57"><text:span text:style-name="Source_20_Text"><text:span text:style-name="T55">Máscara de Red: 255.255.255.0</text:span></text:span></text:p>
      <text:p text:style-name="P57"><text:span text:style-name="Source_20_Text"><text:span text:style-name="T55">Puerta de Enlace (gateway): 192.168.1.2</text:span></text:span></text:p>
      <text:p text:style-name="P57"><text:span text:style-name="Source_20_Text"><text:span text:style-name="T55"/></text:span></text:p>
      <text:p text:style-name="P57"><text:span text:style-name="Source_20_Text"><text:span text:style-name="T55">Guardar</text:span></text:span></text:p>
      <text:p text:style-name="P57"><text:span text:style-name="Source_20_Text"><text:span text:style-name="T55"/></text:span></text:p>
      <text:p text:style-name="P57"><text:span text:style-name="Source_20_Text"><text:span text:style-name="T55">Verificar vía ssh la conectividad</text:span></text:span></text:p>
      <text:p text:style-name="P57"><text:span text:style-name="Source_20_Text"><text:span text:style-name="T55"/></text:span></text:p>
      <text:p text:style-name="P57"><text:span text:style-name="Source_20_Text"><text:span text:style-name="T55">.- Por Cónsola:</text:span></text:span></text:p>
      <text:p text:style-name="P57"><text:span text:style-name="Source_20_Text"><text:span text:style-name="T55">ssh 192.168.1.1</text:span></text:span></text:p>
      <text:p text:style-name="P57"><text:span text:style-name="Source_20_Text"><text:span text:style-name="T55"/></text:span></text:p>
      <text:p text:style-name="P57"><text:soft-page-break/><text:span text:style-name="Source_20_Text"><text:span text:style-name="T55">.- Gráficamente:</text:span></text:span></text:p>
      <text:p text:style-name="P57"><text:span text:style-name="Source_20_Text"><text:span text:style-name="T55">Nautilus/Ctrl+L/sftp://192.168.1.1</text:span></text:span></text:p>
      <text:p text:style-name="P57"><text:span text:style-name="Source_20_Text"><text:span text:style-name="T55"/></text:span></text:p>
      <text:p text:style-name="P65"><text:span text:style-name="Source_20_Text"><text:span text:style-name="T29">37. - Instalación de Virtualbox</text:span></text:span></text:p>
      <text:p text:style-name="P57"><text:span text:style-name="Source_20_Text"><text:span text:style-name="T55"/></text:span></text:p>
      <text:p text:style-name="P59"><text:span text:style-name="Source_20_Text"><text:span text:style-name="T57">#aptitude search linux-headers </text:span></text:span></text:p>
      <text:p text:style-name="P59"><text:span text:style-name="Source_20_Text"><text:span text:style-name="T57">#aptitude install linux-headers-3.2.0-4-686-pae libqt4-network libqt4-opengl libqtcore4 libqtgui4</text:span></text:span></text:p>
      <text:p text:style-name="P59"><text:span text:style-name="Source_20_Text"><text:span text:style-name="T57"/></text:span></text:p>
      <text:p text:style-name="P60"><text:span text:style-name="Source_20_Text"><text:span text:style-name="T57">#dpkg -i virtualbox-4.3_4.3.16-95972~Debian~wheezy_i386.deb</text:span></text:span></text:p>
      <text:p text:style-name="P60"><text:span text:style-name="Source_20_Text"><text:span text:style-name="T57"/></text:span></text:p>
      <text:p text:style-name="P60"><text:span text:style-name="Source_20_Text"><text:span text:style-name="T29"/></text:span></text:p>
      <text:p text:style-name="P60"><text:span text:style-name="Source_20_Text"><text:span text:style-name="T29">37. - </text:span></text:span><text:span text:style-name="Source_20_Text"><text:span text:style-name="T30">Permisos especiales</text:span></text:span></text:p>
      <text:p text:style-name="P19">Hay una serie de permisos especiales sobre el sistema de archivos de Linux que pueden resultar útiles para determinadas tareas o para organizar directorios colaborativos entre diferentes usuarios.</text:p>
      <text:p text:style-name="P19"><text:span text:style-name="Strong_20_Emphasis">Sticky bit</text:span></text:p>
      <text:p text:style-name="P19">El Sticky bit se utiliza para permitir que cualquiera pueda escribir y modificar sobre un archivo o directorio, pero que solo su propietario o root pueda eliminarlo. Un ejemplo de uso es el directorio /tmp, que debe tener permisos para ser utilizado por cualquier proceso, pero solo el dueño o root puede eliminar los archivos que crea.</text:p>
      <text:p text:style-name="P19">Para aplicar el Sticky bit a un directorio:</text:p>
      <text:p text:style-name="P34">$ chmod 1755 dirtest/</text:p>
      <text:p text:style-name="P34">$ ls -l</text:p>
      <text:p text:style-name="P34">total 8</text:p>
      <text:p text:style-name="P6">drwxr-xr-t. 2 hvivani group 4096 sep <text:s/>6 09:32 dirtest</text:p>
      <text:p text:style-name="P19">Al directorio con el Sticky Bit aplicado se le agrega la <text:span text:style-name="Strong_20_Emphasis">t</text:span> al final del descriptor de permisos.</text:p>
      <text:p text:style-name="P20">Cualquiera puede modificar el contenido o escribir en la carpeta dirtest/ pero sólo el dueño de la carpeta o root puede eliminarla</text:p>
      <text:p text:style-name="P21"><text:span text:style-name="Strong_20_Emphasis">SGID</text:span></text:p>
      <text:p text:style-name="P19"><text:span text:style-name="T67">T</text:span>odo archivo que tenga activo el SGID, tendrá los privilegios del grupo al que pertenece.</text:p>
      <text:p text:style-name="P19">Esto es muy usado cuando queremos configurar un directorio colaborativo: si aplicamos este bit al directorio, cualquier archivo creado en dicho directorio, tendrá asignado el grupo al que pertenece el directorio.</text:p>
      <text:p text:style-name="P33">$ chmod 2775 dirtest/</text:p>
      <text:p text:style-name="P34">$ ll</text:p>
      <text:p text:style-name="P34">total 8</text:p>
      <text:p text:style-name="P34">drwxrwsr-x. 2 hvivani grupo 4096 sep <text:s/>6 09:32 dirtest</text:p>
      <text:p text:style-name="P34">$ su usuario1</text:p>
      <text:p text:style-name="P34">Contraseña: </text:p>
      <text:p text:style-name="P34">$ cd dirtest/</text:p>
      <text:p text:style-name="P34">$ touch nn.txt</text:p>
      <text:p text:style-name="P34">$ ll</text:p>
      <text:p text:style-name="P34">total 0</text:p>
      <text:p text:style-name="P6">-rw-r--r--. 1 usuario1 grupo 0 Sep <text:s/>6 09:50 nn.txt</text:p>
      <text:p text:style-name="P21"><text:span text:style-name="Strong_20_Emphasis">SUID</text:span></text:p>
      <text:p text:style-name="P19">El bit SUID activo en un archivo significa que el que lo ejecute va a tener los mismos permisos que el que creó el archivo. Esto puede llegar a ser muy <text:span text:style-name="T68">ú</text:span>til en algunas situaciones pero hay que utilizarlo con cuidado, dado que puede generar grandes problemas de seguridad.</text:p>
      <text:p text:style-name="P19">Para que sea efectivo el archivo debe tener permisos de ejecución.</text:p>
      <text:p text:style-name="P21"><text:soft-page-break/>Para activarlo:</text:p>
      <text:p text:style-name="P34">$ chmod 4775 kk.sh </text:p>
      <text:p text:style-name="P34">$ ls -l kk.sh </text:p>
      <text:p text:style-name="P34">-rwsrwxr-x. 1 hvivani group 133 ago 27 08:25 kk.sh</text:p>
      <text:p text:style-name="P34">$ chmod -x kk.sh </text:p>
      <text:p text:style-name="P34">$ ls -l kk.sh </text:p>
      <text:p text:style-name="P6">-rwSrw-r--. 1 hvivani group 133 ago 27 08:25 kk.sh</text:p>
      <text:p text:style-name="P21"><text:span text:style-name="T68">E</text:span>n la ultima línea le saqué el permiso de ejecución al archivo y en los permisos se reemplaza la <text:span text:style-name="Strong_20_Emphasis">s</text:span> por la <text:span text:style-name="Strong_20_Emphasis">S</text:span>. En este caso no tiene efecto el bit.</text:p>
      <text:p text:style-name="P21"><text:span text:style-name="Source_20_Text"><text:span text:style-name="T57">Al igual que con el SUID, aparece una </text:span></text:span><text:span text:style-name="Strong_20_Emphasis"><text:span text:style-name="T60">s</text:span></text:span><text:span text:style-name="Source_20_Text"><text:span text:style-name="T57"> o una </text:span></text:span><text:span text:style-name="Strong_20_Emphasis"><text:span text:style-name="T60">S</text:span></text:span><text:span text:style-name="Source_20_Text"><text:span text:style-name="T57"> reemplazando la x en los permisos del grupo.</text:span></text:span></text:p>
      <text:p text:style-name="P21"><text:span text:style-name="Source_20_Text"><text:span text:style-name="T40"/></text:span></text:p>
      <text:p text:style-name="P22"><text:span text:style-name="Source_20_Text"><text:span text:style-name="T31">38.- Comando SED</text:span></text:span></text:p>
      <text:p text:style-name="P21"><text:span text:style-name="Source_20_Text"><text:span text:style-name="Strong_20_Emphasis"><text:span text:style-name="T60">SED</text:span></text:span></text:span><text:span text:style-name="Source_20_Text"><text:span text:style-name="T57"> (Stream EDitor) es un editor de flujos y archivos de forma no interactiva. Permite modificar el contenido de las diferentes líneas de un archivo en base a una serie de comandos o un archivo de comandos (-f archivo_comandos).<text:line-break/><text:line-break/></text:span></text:span><text:span text:style-name="Source_20_Text"><text:span text:style-name="Strong_20_Emphasis"><text:span text:style-name="T60">Sed</text:span></text:span></text:span><text:span text:style-name="Source_20_Text"><text:span text:style-name="T57"> recibe por stdin (o vía archivo) una serie de líneas para manipular, y aplica a cada una de ellas los comandos que le especifiquemos a todas ellas, a un rango de las mismas, o a las que cumplan alguna condición.<text:line-break/><text:line-break/></text:span></text:span><text:span text:style-name="Source_20_Text"><text:span text:style-name="Strong_20_Emphasis"><text:span text:style-name="T60">Por ejemplo:</text:span></text:span></text:span><text:span text:style-name="Source_20_Text"><text:span text:style-name="T57"><text:line-break/><text:line-break/>Sustituir apariciones de cadena1 por cadena2 en todo el archivo:<text:line-break/></text:span></text:span><text:span text:style-name="Source_20_Text"><text:span text:style-name="Strong_20_Emphasis"><text:span text:style-name="T60"># cat archivo | sed 's/cadena1/cadena2/g'</text:span></text:span></text:span><text:span text:style-name="Source_20_Text"><text:span text:style-name="T57"><text:line-break/><text:line-break/># cat saludo.txt<text:line-break/>hola<text:line-break/>maldito<text:line-break/>mundo<text:line-break/><text:line-break/># sed 's/</text:span></text:span><text:span text:style-name="Source_20_Text"><text:span text:style-name="Strong_20_Emphasis"><text:span text:style-name="T60">maldito</text:span></text:span></text:span><text:span text:style-name="Source_20_Text"><text:span text:style-name="T57">/</text:span></text:span><text:span text:style-name="Source_20_Text"><text:span text:style-name="Strong_20_Emphasis"><text:span text:style-name="T14">bendito</text:span></text:span></text:span><text:span text:style-name="Source_20_Text"><text:span text:style-name="T57">/' animal.txt<text:line-break/>hola<text:line-break/></text:span></text:span><text:span text:style-name="Source_20_Text"><text:span text:style-name="T15">bendito </text:span></text:span><text:span text:style-name="Source_20_Text"><text:span text:style-name="T57"><text:line-break/>mundo<text:line-break/><text:line-break/>Sustituir apariciones de cadena1 por cadena2 en las líneas 1 a 10:<text:line-break/></text:span></text:span><text:span text:style-name="Source_20_Text"><text:span text:style-name="Strong_20_Emphasis"><text:span text:style-name="T60"># comando | sed '1,10 s/cadena1/cadena2/g'</text:span></text:span></text:span><text:span text:style-name="Source_20_Text"><text:span text:style-name="T57"><text:line-break/><text:line-break/>Eliminar las líneas 2 a 7 del archivo<text:line-break/></text:span></text:span><text:span text:style-name="Source_20_Text"><text:span text:style-name="Strong_20_Emphasis"><text:span text:style-name="T60"># sed '2,7 d' archivo &gt; archivo2</text:span></text:span></text:span><text:span text:style-name="Source_20_Text"><text:span text:style-name="T57"><text:line-break/><text:line-break/>Eliminar la linea 2 del archivo saludo: <text:line-break/></text:span></text:span><text:span text:style-name="Source_20_Text"><text:span text:style-name="Strong_20_Emphasis"><text:span text:style-name="T60"># sed </text:span></text:span></text:span><text:span text:style-name="Source_20_Text"><text:span text:style-name="Strong_20_Emphasis"><text:span text:style-name="T70">'2d'</text:span></text:span></text:span><text:span text:style-name="Source_20_Text"><text:span text:style-name="Strong_20_Emphasis"><text:span text:style-name="T60"> saludo.txt<text:line-break/></text:span></text:span></text:span><text:span text:style-name="Source_20_Text"><text:span text:style-name="T57">hola<text:line-break/>mundo</text:span></text:span></text:p>
      <text:p text:style-name="P21"><text:span text:style-name="Source_20_Text"><text:span text:style-name="T57"/></text:span></text:p>
      <text:h text:style-name="P37" text:outline-level="3"><text:span text:style-name="Source_20_Text"><text:span text:style-name="T57">Sintaxis</text:span></text:span></text:h>
      <text:p text:style-name="Text_20_body">La sintaxis de sed es:<text:line-break/><text:line-break/><text:span text:style-name="Strong_20_Emphasis"># sed [-ns] '[direccion] instruccion argumentos'</text:span><text:line-break/><text:soft-page-break/><text:line-break/><text:span text:style-name="Strong_20_Emphasis">Donde:</text:span></text:p>
      <text:list xml:id="list4500537483035198436" text:style-name="L6">
        <text:list-item>
          <text:p text:style-name="P74">[<text:span text:style-name="Strong_20_Emphasis">direccion</text:span>] es opcional, siendo un número de línea (N), rango de números de línea (N,M) o búsqueda de regexp (/cadena/) indicando el ámbito de actuación de las instrucciones. Si no se especifica [direccion], se actúa sobre todas las líneas del flujo. </text:p>
        </text:list-item>
      </text:list>
      <text:p text:style-name="Text_20_body"> </text:p>
      <text:list xml:id="list1351524688255139705" text:style-name="L7">
        <text:list-item>
          <text:p text:style-name="P75">Instruccion puede ser: </text:p>
        </text:list-item>
      </text:list>
      <text:list xml:id="list6070230132470226511" text:style-name="L8">
        <text:list-item>
          <text:p text:style-name="P68">i = Insertar línea antes de la línea actual. </text:p>
        </text:list-item>
        <text:list-item>
          <text:p text:style-name="P68">a = Insertar línea después de la línea actual. </text:p>
        </text:list-item>
        <text:list-item>
          <text:p text:style-name="P68">c = Cambiar línea actual. </text:p>
        </text:list-item>
        <text:list-item>
          <text:p text:style-name="P68">d = Borrar línea actual. </text:p>
        </text:list-item>
        <text:list-item>
          <text:p text:style-name="P68">p = Imprimir línea actual en stdout. </text:p>
        </text:list-item>
        <text:list-item>
          <text:p text:style-name="P68">s = Sustituir cadena en línea actual. </text:p>
        </text:list-item>
        <text:list-item>
          <text:p text:style-name="P68">r archivo = Añadir contenido de “archivo” a la línea actual. </text:p>
        </text:list-item>
        <text:list-item>
          <text:p text:style-name="P68">w archivo = Escribir salida a un archivo. </text:p>
        </text:list-item>
        <text:list-item>
          <text:p text:style-name="P68">! = Aplicar instrucción a las líneas no seleccionadas por la condición. </text:p>
        </text:list-item>
        <text:list-item>
          <text:p text:style-name="P67">q = Finalizar procesamiento del archivo. </text:p>
        </text:list-item>
      </text:list>
      <text:list xml:id="list2024422018323865451" text:style-name="L9">
        <text:list-item>
          <text:p text:style-name="P81">-n: No mostrar por stdout las líneas que están siendo procesadas. </text:p>
        </text:list-item>
        <text:list-item>
          <text:p text:style-name="P76">-s: Tratar todos los archivos entrantes como flujos separados. </text:p>
        </text:list-item>
      </text:list>
      <text:p text:style-name="Text_20_body"> </text:p>
      <text:h text:style-name="Heading_20_3" text:outline-level="3">Ejemplos de sustitución</text:h>
      <text:p text:style-name="Text_20_body"><text:line-break/>Se sabe que el comando <text:span text:style-name="Strong_20_Emphasis">"sed -i '/s/palabra-vieja/palabra-nueva/g' *.txt" </text:span>o<text:span text:style-name="Strong_20_Emphasis"> "sed -i '/s/111.222.333.4/555.666.777.8/g' pri.*"</text:span> reemplaza todas las ocurrencias de la palabra vieja por palabra nueva o todas las IPs 111.222.333.4  por 555.666.777.8 en todos los archivos:</text:p>
      <text:section text:style-name="Sect1" text:name="code-4">
        <text:p text:style-name="P26">sed -i <text:span text:style-name="T69">'s/Pepe/Jose/g'</text:span> *.txt<text:line-break/>sed -i <text:span text:style-name="T69">'s/Manolo/Manuel/g'</text:span> *.txt<text:line-break/>sed -i <text:span text:style-name="T69">'s/Nacho/Ignacio/g'</text:span> *.txt<text:line-break/>sed -i <text:span text:style-name="T69">'s/Inma/Inmaculada/g'</text:span> *.txt</text:p>
        <text:p text:style-name="P26">sed -i <text:span text:style-name="T69">'s/111.222.333.4/555.666.777.8/g'</text:span> pri.* </text:p>
      </text:section>
      <text:p text:style-name="Text_20_body"><text:line-break/>Reemplazar cadenas:<text:line-break/><text:span text:style-name="Strong_20_Emphasis"># sed 's/^Host solaris8/Host solaris9/g' archivo &gt; archivo2</text:span><text:line-break/><text:line-break/>Reemplazar cadenas sólo en las lineas que contentan una cadena:<text:line-break/><text:span text:style-name="Strong_20_Emphasis"># sed '/cadena_a_buscar/ s/vieja/nueva/g' archivo &gt; archivo2</text:span><text:line-break/><text:line-break/>Reemplazar cadenas sólo en en determinadas líneas:<text:line-break/><text:span text:style-name="Strong_20_Emphasis"># sed '5,6 s/vieja/nueva/g' archivo &gt; archivo2</text:span><text:line-break/><text:line-break/>Reemplazar multiples cadenas (A o B):<text:line-break/><text:span text:style-name="Strong_20_Emphasis"># sed 's/cadenasrc1\|cadenasrc2/cadena_nueva/g'</text:span><text:line-break/><text:soft-page-break/><text:line-break/>Sustituir líneas completas (c) que cumplan o no un patrón:<text:line-break/><text:span text:style-name="Strong_20_Emphasis"># echo -e "linea 1\nlinea 2" | sed '/1/ cPrueba'<text:line-break/>Prueba<text:line-break/>linea 2<text:line-break/># echo -e "linea X 1\nlinea 2" | sed '/1/ !cPrueba'<text:line-break/>linea 1<text:line-break/>Prueba</text:span></text:p>
      <text:h text:style-name="Heading_20_3" text:outline-level="3">Ejemplos de Inserción</text:h>
      <text:p text:style-name="Text_20_body">Insertar 3 espacios en blanco al principio de cada línea:<text:line-break/># sed 's/^/   /' archivo<text:line-break/><text:line-break/>Añadir una línea antes o despues del final de un archivo ($=última línea):<text:line-break/><text:span text:style-name="Strong_20_Emphasis"># sed -e '$i Prueba' archivo &gt; archivo2<text:line-break/># sed -e '$a Prueba' archivo &gt; archivo2<text:line-break/></text:span><text:line-break/>Insertar una linea en blanco detras de cada linea que cumpla una regex:<text:line-break/><text:span text:style-name="Strong_20_Emphasis"># cat archivo | sed '/cadena/G'</text:span><text:line-break/><text:line-break/>Insertar una linea en blanco antes y despuess de cada linea que cumpla una regex:<text:line-break/><text:span text:style-name="Strong_20_Emphasis"># cat archivo | sed '/cadena/{x;p;x;G;}'</text:span></text:p>
      <text:h text:style-name="Heading_20_3" text:outline-level="3">Ejemplos de Selección/Visualización</text:h>
      <text:p text:style-name="Text_20_body"><text:line-break/>Ver un rango concreto de líneas de un archivo:<text:line-break/><text:span text:style-name="Strong_20_Emphasis"># cat -n fich2 | sed -n '2,3 p'<text:line-break/>2    linea 2<text:line-break/>3    linea 3<text:line-break/>(Con cat -n, el comando cat agrega el número de línea).<text:line-break/>(Con sed -n, no se imprime nada por pantalla, salvo 2,3p).<text:line-break/></text:span><text:line-break/>Ver un rango concreto de líneas de varios archivos:<text:line-break/><text:span text:style-name="Strong_20_Emphasis"># sed '2,3 p' *<text:line-break/>linea 2 archivo 1<text:line-break/>linea 3 archivo 1<text:line-break/>linea 2 archivo 2<text:line-break/>linea 3 archivo 2<text:line-break/>(-s = no tratar como flujo sino como archivos separados)<text:line-break/></text:span><text:line-break/>Sólo mostrar la primera linea de un archivo:<text:line-break/><text:span text:style-name="Strong_20_Emphasis"># sed -n '1p' archivo &gt; archivo2.txt<text:line-break/>No mostrar la primera linea de un archivo:<text:line-break/># sed '1d' archivo &gt; archivo2.txt</text:span><text:line-break/><text:line-break/>Mostrar la primera/ultima línea de un archivo:<text:line-break/><text:span text:style-name="Strong_20_Emphasis"># sed -n '1p' archivo<text:line-break/></text:span><text:soft-page-break/><text:span text:style-name="Strong_20_Emphasis"># sed -n '$p' archivo<text:line-break/></text:span><text:line-break/>Mostrar desde una expresión regular hasta el final de archivo:<text:line-break/><text:span text:style-name="Strong_20_Emphasis"># sed -n '/regexp/,$p' archivo</text:span></text:p>
      <text:h text:style-name="Heading_20_3" text:outline-level="3">Ejemplos de Borrado</text:h>
      <text:p text:style-name="Text_20_body">Eliminar un rango concreto de líneas de un archivo:<text:line-break/><text:span text:style-name="Strong_20_Emphasis"># sed '2,4 d' archivo &gt; archivo2.txt</text:span><text:line-break/><text:line-break/>Eliminar todas las líneas de un archivo excepto un rango:<text:line-break/><text:span text:style-name="Strong_20_Emphasis"># sed '2,4 !d' archivo &gt; archivo2.txt</text:span><text:line-break/><text:line-break/>Eliminar las líneas que contentan una cadena:<text:line-break/><text:span text:style-name="Strong_20_Emphasis"># sed '/cadena/ d' archivo &gt; archivo2.txt<text:line-break/># sed '/^cadena/ d' archivo &gt; archivo2.txt<text:line-break/># sed '/^cadena$/ d' archivo &gt; archivo2.txt<text:line-break/></text:span><text:line-break/>Eliminar líneas en blanco (variación del anterior):<text:line-break/><text:span text:style-name="Strong_20_Emphasis"># comando | sed '/^$/ d'<text:line-break/># sed '/^$/ d' archivo &gt; archivo2.txt<text:line-break/></text:span><text:line-break/>Eliminar múltiples líneas en blanco consecutivas dejando sólo 1:<text:line-break/><text:span text:style-name="Strong_20_Emphasis"># sed '/./,/^$/!d' archivo</text:span><text:line-break/><text:line-break/>Añadir una línea después de cada línea:<text:line-break/><text:span text:style-name="Strong_20_Emphasis"># echo -e "linea 1\nlinea 2" | sed 'aPrueba'<text:line-break/></text:span>linea 1<text:line-break/>Prueba<text:line-break/>linea 2<text:line-break/>Prueba<text:line-break/><text:line-break/>Eliminar espacios al principio de línea:<text:line-break/><text:span text:style-name="Strong_20_Emphasis"># sed 's/^ *//g' archivo</text:span><text:line-break/><text:line-break/>Eliminar todos los espacios que haya al final de cada línea:<text:line-break/><text:span text:style-name="Strong_20_Emphasis"># sed 's/ *$//' archivo</text:span><text:line-break/><text:line-break/>Eliminar espacios sobrantes a principio y final de línea, o ambos:<text:line-break/><text:span text:style-name="Strong_20_Emphasis"># sed 's/^[ \t]*//' archivo<text:line-break/># sed 's/[ \t]*$//' archivo<text:line-break/># sed 's/^[ \t]*//;s/[ \t]*$//' archivo</text:span><text:line-break/><text:line-break/>Eliminar tags HTML:<text:line-break/><text:span text:style-name="Strong_20_Emphasis">sed -e :a -e 's/&lt;[^&gt;]*&gt;//g;/</text:span></text:p>
      <text:h text:style-name="Heading_20_3" text:outline-level="3"><text:span text:style-name="Strong_20_Emphasis">Uso de salida selectiva</text:span></text:h>
      <text:p text:style-name="Text_20_body"><text:span text:style-name="Strong_20_Emphasis">Salir a nuestra voluntad antes de acabar el archivo:<text:line-break/></text:span><text:soft-page-break/><text:span text:style-name="Strong_20_Emphasis"># sed -e '/uno/ s/uno/1/' -e '/salir/ q' archivo &gt; archivo2.txt<text:line-break/># sed 10q archivo<text:line-break/># sed q archivo<text:line-break/><text:line-break/>Equivalencia de -e con ";":<text:line-break/># sed -e '/AAA/b' -e '/BBB/b' -e 'd'  ==  sed '/AAA/b;/BBB/b;d'<text:line-break/><text:line-break/>Usar 'q' apropiadamente reduce tiempo de procesamiento:<text:line-break/># sed -n '10,20p' archivo<text:line-break/># sed -n '21q;10,20p' archivo  -&gt; Más rápido que el anterior.</text:span></text:p>
      <text:p text:style-name="P21"><text:span text:style-name="Source_20_Text"><text:span text:style-name="T57"/></text:span></text:p>
      <text:p text:style-name="P23"><text:span text:style-name="Source_20_Text"><text:span text:style-name="T31">38.- </text:span></text:span><text:span text:style-name="Source_20_Text"><text:span text:style-name="T32">Reiniciar servicio sin usar /etc/rcX</text:span></text:span></text:p>
      <text:p text:style-name="P25"><text:span text:style-name="Source_20_Text"><text:span text:style-name="T59">Se crea/edita el archivo /etc/rc.local</text:span></text:span></text:p>
      <text:p text:style-name="P23"><text:span text:style-name="Source_20_Text"><text:span text:style-name="T58">#!/bin/sh -e </text:span></text:span></text:p>
      <text:p text:style-name="P23"><text:span text:style-name="Source_20_Text"><text:span text:style-name="T58"># </text:span></text:span></text:p>
      <text:p text:style-name="P23"><text:span text:style-name="Source_20_Text"><text:span text:style-name="T58"># rc.local </text:span></text:span></text:p>
      <text:p text:style-name="P23"><text:span text:style-name="Source_20_Text"><text:span text:style-name="T58"># </text:span></text:span></text:p>
      <text:p text:style-name="P23"><text:span text:style-name="Source_20_Text"><text:span text:style-name="T58"># This script is executed at the end of each multiuser runlevel. </text:span></text:span></text:p>
      <text:p text:style-name="P23"><text:span text:style-name="Source_20_Text"><text:span text:style-name="T58"># Make sure that the script will "exit 0" on success or any other </text:span></text:span></text:p>
      <text:p text:style-name="P23"><text:span text:style-name="Source_20_Text"><text:span text:style-name="T58"># value on error. </text:span></text:span></text:p>
      <text:p text:style-name="P23"><text:span text:style-name="Source_20_Text"><text:span text:style-name="T58"># </text:span></text:span></text:p>
      <text:p text:style-name="P23"><text:span text:style-name="Source_20_Text"><text:span text:style-name="T58"># In order to enable or disable this script just change the execution </text:span></text:span></text:p>
      <text:p text:style-name="P23"><text:span text:style-name="Source_20_Text"><text:span text:style-name="T58"># bits. </text:span></text:span></text:p>
      <text:p text:style-name="P23"><text:span text:style-name="Source_20_Text"><text:span text:style-name="T58"># </text:span></text:span></text:p>
      <text:p text:style-name="P23"><text:span text:style-name="Source_20_Text"><text:span text:style-name="T58"># By default this script does nothing. </text:span></text:span></text:p>
      <text:p text:style-name="P23"><text:span text:style-name="Source_20_Text"><text:span text:style-name="T58">/web/apache-tomcat-5.5.27/bin/startup.sh </text:span></text:span></text:p>
      <text:p text:style-name="P23"><text:span text:style-name="Source_20_Text"><text:span text:style-name="T58">#/etc/init.d/arranca_tomcat.sh </text:span></text:span></text:p>
      <text:p text:style-name="P23"><text:span text:style-name="Source_20_Text"><text:span text:style-name="T58">exit 0</text:span></text:span></text:p>
      <text:p text:style-name="P23"><text:span text:style-name="Source_20_Text"><text:span text:style-name="T58"/></text:span></text:p>
      <text:p text:style-name="P23"><text:span text:style-name="Source_20_Text"><text:span text:style-name="T58">Referencia:</text:span></text:span></text:p>
      <text:p text:style-name="P23"><text:a xlink:type="simple" xlink:href="https://sliceoflinux.wordpress.com/2009/02/13/iniciar-xampp-de-forma-automatica-durante-el-arranque-de-ubuntu/" text:style-name="Internet_20_link" text:visited-style-name="Visited_20_Internet_20_Link"><text:span text:style-name="Source_20_Text"><text:span text:style-name="T58">https://sliceoflinux.wordpress.com/2009/02/13/iniciar-xampp-de-forma-automatica-durante-el-arranque-de-ubuntu/</text:span></text:span></text:a></text:p>
      <text:p text:style-name="P23"><text:span text:style-name="Source_20_Text"><text:span text:style-name="T58"/></text:span></text:p>
      <text:p text:style-name="P24"><text:span text:style-name="Source_20_Text"><text:span text:style-name="T31">3</text:span></text:span><text:span text:style-name="Source_20_Text"><text:span text:style-name="T33">9</text:span></text:span><text:span text:style-name="Source_20_Text"><text:span text:style-name="T31">.- </text:span></text:span><text:span text:style-name="Source_20_Text"><text:span text:style-name="T33">Hacer sftp gráfico</text:span></text:span></text:p>
      <text:p text:style-name="P24"><text:span text:style-name="Source_20_Text"><text:span text:style-name="T41">sftp://192.168.0.45:5845</text:span></text:span></text:p>
      <text:p text:style-name="P24"><text:span text:style-name="Source_20_Text"><text:span text:style-name="T41"/></text:span></text:p>
      <text:p text:style-name="P29"><text:span text:style-name="T71">40</text:span>.- A<text:span text:style-name="T71">ctualizar Cunaguaro</text:span></text:p>
      <text:p text:style-name="P30">1.- bajar actualización</text:p>
      <text:p text:style-name="P30">2.- renombrar carpeta /ur/lib/cunaguaro</text:p>
      <text:p text:style-name="P30">3.- copiar carpeta firefox en /usr/lib</text:p>
      <text:p text:style-name="P30">4.- Renombrar carpeta /ur/lib/firefox como /ur/lib/cunaguaro</text:p>
      <text:p text:style-name="P46"><text:soft-page-break/><text:span text:style-name="Source_20_Text"><text:span text:style-name="T42">5.- Renombrar el archivo firefox en la carpeta /ur/lib/cunaguaro como cunaguaro</text:span></text:span><text:span text:style-name="Source_20_Text"><text:span text:style-name="T43">x</text:span></text:span></text:p>
      <text:p text:style-name="P66"><text:span text:style-name="Source_20_Text"><text:span text:style-name="T34">41.- Verificar arquitectura del procesador:</text:span></text:span></text:p>
      <text:p text:style-name="P47"><text:span text:style-name="Source_20_Text"><text:span text:style-name="T44">#lscpu</text:span></text:span></text:p>
      <text:p text:style-name="P47"><text:span text:style-name="Source_20_Text"><text:span text:style-name="T44">si dice </text:span></text:span><text:span text:style-name="Source_20_Text"><text:span text:style-name="T45">CPU op-mode(s) </text:span></text:span><text:span text:style-name="Source_20_Text"><text:span text:style-name="T44">32 bit, 64 bit</text:span></text:span></text:p>
      <text:p text:style-name="P47"><text:span text:style-name="Source_20_Text"><text:span text:style-name="T44"/></text:span></text:p>
      <text:p text:style-name="P47"><text:span text:style-name="Source_20_Text"><text:span text:style-name="T44">El procesador es de 64 bits</text:span></text:span></text:p>
      <text:p text:style-name="P47"><text:span text:style-name="Source_20_Text"><text:span text:style-name="T44">si sólo dice 32 bits</text:span></text:span></text:p>
      <text:p text:style-name="P48"><text:span text:style-name="Source_20_Text"><text:span text:style-name="T44">El procesador es de 32 bits</text:span></text:span></text:p>
      <text:p text:style-name="P48"><text:span text:style-name="Source_20_Text"><text:span text:style-name="T44"/></text:span></text:p>
      <text:p text:style-name="P48"><text:span text:style-name="Source_20_Text"><text:span text:style-name="T34">4</text:span></text:span><text:span text:style-name="Source_20_Text"><text:span text:style-name="T35">2</text:span></text:span><text:span text:style-name="Source_20_Text"><text:span text:style-name="T34">.- </text:span></text:span><text:span text:style-name="Source_20_Text"><text:span text:style-name="T35">eliminar el caracte ^M de un texto con vim</text:span></text:span></text:p>
      <text:p text:style-name="P48"><text:span text:style-name="Source_20_Text"><text:span text:style-name="T18">:%s/&lt;CTRL-V&gt;&lt;CTRL-M&gt;//g</text:span></text:span></text:p>
      <text:p text:style-name="P48"/>
      <text:p text:style-name="P49"><text:span text:style-name="Source_20_Text"><text:span text:style-name="T36">43.- Borrar desde una línea hasta otra del documento:</text:span></text:span></text:p>
      <text:p text:style-name="P49"><text:span text:style-name="Source_20_Text"><text:span text:style-name="T46">:linea_1,linea_2d=</text:span></text:span></text:p>
      <text:p text:style-name="P49"><text:span text:style-name="Source_20_Text"><text:span text:style-name="T46">:5,9d</text:span></text:span></text:p>
      <text:p text:style-name="P49"><text:span text:style-name="Source_20_Text"><text:span text:style-name="T46">Borrar desde donde estoy hasta el final del documento</text:span></text:span></text:p>
      <text:p text:style-name="P49"><text:span text:style-name="Source_20_Text"><text:span text:style-name="T46">:.,$d</text:span></text:span></text:p>
      <text:p text:style-name="P49"/>
      <text:p text:style-name="P50"><text:span text:style-name="Source_20_Text"><text:span text:style-name="T36">4</text:span></text:span><text:span text:style-name="Source_20_Text"><text:span text:style-name="T37">4</text:span></text:span><text:span text:style-name="Source_20_Text"><text:span text:style-name="T36">.- </text:span></text:span><text:span text:style-name="Source_20_Text"><text:span text:style-name="T37">Salir del Midn</text:span></text:span><text:span text:style-name="Source_20_Text"><text:span text:style-name="T38">i</text:span></text:span><text:span text:style-name="Source_20_Text"><text:span text:style-name="T37">ght Commander sin cerrar la terminal</text:span></text:span></text:p>
      <text:p text:style-name="P50"><text:span text:style-name="Source_20_Text"><text:span text:style-name="T47">Presionar y soltar la tecla &lt;ESC&gt; y luego 0 (cero)</text:span></text:span></text:p>
      <text:p text:style-name="P50"/>
      <text:p text:style-name="P51"><text:span text:style-name="Source_20_Text"><text:span text:style-name="T36">4</text:span></text:span><text:span text:style-name="Source_20_Text"><text:span text:style-name="T38">5</text:span></text:span><text:span text:style-name="Source_20_Text"><text:span text:style-name="T36">.- </text:span></text:span><text:span text:style-name="Source_20_Text"><text:span text:style-name="T38">Verificar la cantidad de memoria RAM de la máquina</text:span></text:span></text:p>
      <text:p text:style-name="P51"><text:span text:style-name="Source_20_Text"><text:span text:style-name="T48">#free -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ourier New1" svg:font-family="'Courier New'"/>
    <style:font-face style:name="OpenSymbol" svg:font-family="OpenSymbol"/>
    <style:font-face style:name="georgia" svg:font-family="georgia"/>
    <style:font-face style:name="monospace" svg:font-family="monospace"/>
    <style:font-face style:name="Courier New" svg:font-family="'Courier New'" style:font-family-generic="modern"/>
    <style:font-face style:name="Andale Mono" svg:font-family="'Andale Mono'" style:font-family-generic="modern" style:font-pitch="fixed"/>
    <style:font-face style:name="Arial2" svg:font-family="Arial" style:font-family-generic="modern"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Bitstream Vera Sans" style:font-size-asian="12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Bitstream Vera Sans" style:font-family-complex="'Bitstream Vera Sans'" style:font-family-generic-complex="system" style:font-pitch-complex="variable" style:font-size-complex="12pt" style:font-weight-complex="bold"/>
    </style:style>
    <style:style style:name="HTML_20_con_20_formato_20_previo" style:display-name="HTML con formato previo"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fo:hyphenate="true" fo:hyphenation-remain-char-count="2" fo:hyphenation-push-char-count="2"/>
    </style:style>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Bitstream Vera Sans" style:font-family-complex="'Bitstream Ver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Source_20_Text" style:display-name="Source Text" style:family="text">
      <style:text-properties style:font-name="Andale Mono" fo:font-family="'Andale Mono'" style:font-family-generic="modern" style:font-pitch="fixed" style:font-name-asian="Arial2" style:font-family-asian="Arial" style:font-family-generic-asian="modern" style:font-pitch-asian="fixed" style:font-name-complex="Andale Mono" style:font-family-complex="'Andale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giron</meta:initial-creator>
    <meta:creation-date>2010-06-22T12:07:03</meta:creation-date>
    <dc:date>2019-04-24T10:04:32.950253666</dc:date>
    <meta:editing-duration>PT11H54M22S</meta:editing-duration>
    <meta:editing-cycles>85</meta:editing-cycles>
    <meta:generator>LibreOffice/5.2.7.2$Linux_X86_64 LibreOffice_project/20m0$Build-2</meta:generator>
    <meta:document-statistic meta:table-count="0" meta:image-count="0" meta:object-count="0" meta:page-count="22" meta:paragraph-count="421" meta:word-count="5435" meta:character-count="34141" meta:non-whitespace-character-count="28984"/>
  </office:meta>
</office:document-meta>
</file>